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Text_20_body">
      <style:text-properties fo:color="#ffffff" loext:opacity="100%"/>
    </style:style>
    <style:style style:name="P3" style:family="paragraph" style:parent-style-name="Heading_20_1">
      <style:text-properties officeooo:paragraph-rsid="0026f5ca"/>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8pt" style:font-name-asian="NSimSun" style:font-size-asian="18pt" style:font-name-complex="Liberation Mono" style:font-size-complex="18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Text_20_body">
      <style:paragraph-properties fo:margin-top="0cm" fo:margin-bottom="0.499cm" style:contextual-spacing="false"/>
      <style:text-properties style:font-size-asian="12pt"/>
    </style:style>
    <style:style style:name="P64" style:family="paragraph" style:parent-style-name="Text_20_body">
      <style:paragraph-properties fo:margin-top="0cm" fo:margin-bottom="0.499cm" style:contextual-spacing="false"/>
      <style:text-properties fo:color="#ffffff" loext:opacity="100%" style:font-size-asian="12pt"/>
    </style:style>
    <style:style style:name="P65"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6"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7" style:family="paragraph" style:parent-style-name="Heading_20_4">
      <style:paragraph-properties fo:margin-top="0cm" fo:margin-bottom="0.499cm" style:contextual-spacing="false" fo:line-height="115%"/>
      <style:text-properties fo:color="#ffffff" loext:opacity="100%"/>
    </style:style>
    <style:style style:name="P68" style:family="paragraph" style:parent-style-name="Text_20_body" style:list-style-name="L11">
      <style:paragraph-properties fo:margin-top="0cm" fo:margin-bottom="0.499cm" style:contextual-spacing="false"/>
      <style:text-properties fo:color="#2a6099" loext:opacity="100%" style:font-size-asian="12pt"/>
    </style:style>
    <style:style style:name="P69" style:family="paragraph" style:parent-style-name="Text_20_body" style:list-style-name="L11">
      <style:paragraph-properties fo:margin-top="0cm" fo:margin-bottom="0.499cm" style:contextual-spacing="false"/>
      <style:text-properties style:font-size-asian="12pt"/>
    </style:style>
    <style:style style:name="P70"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1"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2"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3"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4"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5"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6"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77" style:family="paragraph" style:parent-style-name="Text_20_body">
      <style:text-properties fo:font-size="14pt" officeooo:rsid="001b2900" style:font-name-asian="NSimSun" style:font-size-asian="14pt" style:font-name-complex="Liberation Mono" style:font-size-complex="14pt"/>
    </style:style>
    <style:style style:name="P78" style:family="paragraph" style:parent-style-name="Standard">
      <style:text-properties style:font-name="Liberation Serif" fo:font-size="14pt" officeooo:rsid="001b2900" style:font-size-asian="14pt" style:font-size-complex="14pt"/>
    </style:style>
    <style:style style:name="P79" style:family="paragraph" style:parent-style-name="Preformatted_20_Text">
      <style:text-properties style:font-name="Liberation Serif" fo:font-size="14pt" officeooo:rsid="001b2900" style:font-size-asian="14pt" style:font-size-complex="14pt"/>
    </style:style>
    <style:style style:name="P80"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1" style:family="paragraph" style:parent-style-name="Text_20_body">
      <style:text-properties officeooo:rsid="001b2900" style:font-name-asian="NSimSun" style:font-size-asian="12pt" style:font-name-complex="Liberation Mono"/>
    </style:style>
    <style:style style:name="P82"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3" style:family="paragraph" style:parent-style-name="Text_20_body">
      <style:text-properties officeooo:rsid="0020b345" officeooo:paragraph-rsid="0020b345" style:font-name-asian="NSimSun" style:font-size-asian="12pt" style:font-name-complex="Liberation Mono"/>
    </style:style>
    <style:style style:name="P84" style:family="paragraph" style:parent-style-name="Preformatted_20_Text">
      <style:text-properties style:font-name="Liberation Serif" fo:font-size="12pt" officeooo:rsid="001b2900" officeooo:paragraph-rsid="001b2900" style:font-size-asian="12pt" style:font-size-complex="12pt"/>
    </style:style>
    <style:style style:name="P85" style:family="paragraph" style:parent-style-name="Text_20_body">
      <style:text-properties style:font-name-asian="NSimSun" style:font-size-asian="12pt" style:font-name-complex="Liberation Mono"/>
    </style:style>
    <style:style style:name="P86" style:family="paragraph" style:parent-style-name="Text_20_body">
      <style:text-properties fo:font-size="14pt" fo:font-weight="bold" style:font-name-asian="NSimSun" style:font-size-asian="14pt" style:font-weight-asian="bold" style:font-name-complex="Liberation Mono" style:font-size-complex="14pt" style:font-weight-complex="bold"/>
    </style:style>
    <style:style style:name="P87" style:family="paragraph" style:parent-style-name="Text_20_body">
      <style:text-properties fo:font-weight="bold" style:font-name-asian="NSimSun" style:font-size-asian="12pt" style:font-weight-asian="bold" style:font-name-complex="Liberation Mono" style:font-weight-complex="bold"/>
    </style:style>
    <style:style style:name="P88"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89" style:family="paragraph" style:parent-style-name="Text_20_body">
      <style:text-properties fo:font-weight="normal" style:font-name-asian="NSimSun" style:font-size-asian="12pt" style:font-weight-asian="normal" style:font-name-complex="Liberation Mono" style:font-weight-complex="normal"/>
    </style:style>
    <style:style style:name="P90"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1"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2"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3"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4" style:family="paragraph" style:parent-style-name="Text_20_body">
      <style:paragraph-properties fo:margin-top="0cm" fo:margin-bottom="0.499cm" style:contextual-spacing="false"/>
      <style:text-properties officeooo:paragraph-rsid="0023337f"/>
    </style:style>
    <style:style style:name="P95"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96"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97"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98" style:family="paragraph" style:parent-style-name="Standard">
      <style:paragraph-properties style:line-height-at-least="0.503cm"/>
      <style:text-properties fo:color="#cccccc" loext:opacity="100%" fo:background-color="#1f1f1f"/>
    </style:style>
    <style:style style:name="P99"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0" style:family="paragraph" style:parent-style-name="Text_20_body">
      <style:paragraph-properties fo:margin-top="0cm" fo:margin-bottom="0.499cm" style:contextual-spacing="false"/>
      <style:text-properties fo:color="#ffffff" loext:opacity="100%" style:font-name="Liberation Serif" fo:font-weight="normal" officeooo:rsid="0023337f" style:font-name-asian="NSimSun" style:font-size-asian="12pt" style:font-weight-asian="normal" style:font-name-complex="Liberation Mono" style:font-weight-complex="normal"/>
    </style:style>
    <style:style style:name="P101"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2"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3"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4"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5"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06"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P107" style:family="paragraph" style:parent-style-name="Text_20_body">
      <style:text-properties fo:font-size="18pt" officeooo:paragraph-rsid="0026f5ca" style:font-size-asian="18pt" style:font-size-complex="18pt"/>
    </style:style>
    <style:style style:name="P108" style:family="paragraph" style:parent-style-name="Text_20_body">
      <style:text-properties fo:font-size="18pt" fo:font-weight="bold" officeooo:paragraph-rsid="0026f5ca" style:font-size-asian="18pt" style:font-weight-asian="bold" style:font-size-complex="18pt" style:font-weight-complex="bold"/>
    </style:style>
    <style:style style:name="P109" style:family="paragraph" style:parent-style-name="Text_20_body">
      <style:text-properties fo:font-size="12pt" fo:font-weight="normal" officeooo:paragraph-rsid="0026f5ca" style:font-size-asian="10.5pt" style:font-weight-asian="normal" style:font-size-complex="12pt" style:font-weight-complex="normal"/>
    </style:style>
    <style:style style:name="P110" style:family="paragraph" style:parent-style-name="Text_20_body" style:list-style-name="L13"/>
    <style:style style:name="P111" style:family="paragraph" style:parent-style-name="Text_20_body" style:list-style-name="L14"/>
    <style:style style:name="P112" style:family="paragraph" style:parent-style-name="Text_20_body">
      <style:paragraph-properties fo:margin-top="0cm" fo:margin-bottom="0.499cm" style:contextual-spacing="false"/>
      <style:text-properties officeooo:paragraph-rsid="0026f5ca"/>
    </style:style>
    <style:style style:name="P113" style:family="paragraph" style:parent-style-name="Text_20_body">
      <style:text-properties fo:font-size="12pt" fo:font-weight="normal" officeooo:paragraph-rsid="0026f5ca" style:font-size-asian="12pt" style:font-weight-asian="normal" style:font-size-complex="12pt" style:font-weight-complex="normal"/>
    </style:style>
    <style:style style:name="P114" style:family="paragraph" style:parent-style-name="Text_20_body" style:list-style-name="L15">
      <style:text-properties fo:font-size="14pt" fo:font-weight="bold" style:font-size-asian="14pt" style:font-weight-asian="bold" style:font-size-complex="14pt" style:font-weight-complex="bold"/>
    </style:style>
    <style:style style:name="P115" style:family="paragraph" style:parent-style-name="Text_20_body" style:list-style-name="L15">
      <style:text-properties fo:font-size="12pt" fo:font-weight="normal" officeooo:rsid="00278b46" style:font-size-asian="12pt" style:font-weight-asian="normal" style:font-size-complex="12pt" style:font-weight-complex="normal"/>
    </style:style>
    <style:style style:name="P116" style:family="paragraph" style:parent-style-name="Text_20_body">
      <style:paragraph-properties fo:margin-top="0cm" fo:margin-bottom="0.499cm" style:contextual-spacing="false"/>
      <style:text-properties officeooo:paragraph-rsid="00278b46"/>
    </style:style>
    <style:style style:name="P117" style:family="paragraph" style:parent-style-name="Text_20_body" style:list-style-name="L16">
      <style:paragraph-properties fo:margin-top="0cm" fo:margin-bottom="0.499cm" style:contextual-spacing="false"/>
      <style:text-properties fo:color="#ffffff" loext:opacity="100%" officeooo:rsid="00278b46" style:font-name-asian="NSimSun" style:font-name-complex="Liberation Mono"/>
    </style:style>
    <style:style style:name="P118" style:family="paragraph" style:parent-style-name="Text_20_body">
      <style:paragraph-properties fo:margin-top="0cm" fo:margin-bottom="0.499cm" style:contextual-spacing="false"/>
      <style:text-properties fo:color="#ffffff" loext:opacity="100%" officeooo:rsid="00278b46" officeooo:paragraph-rsid="00278b46" style:font-name-asian="NSimSun" style:font-name-complex="Liberation Mono"/>
    </style:style>
    <style:style style:name="P119" style:family="paragraph" style:parent-style-name="Text_20_body">
      <style:paragraph-properties fo:margin-top="0cm" fo:margin-bottom="0.499cm" style:contextual-spacing="false"/>
      <style:text-properties officeooo:paragraph-rsid="002979ff"/>
    </style:style>
    <style:style style:name="P120" style:family="paragraph" style:parent-style-name="Text_20_body">
      <style:paragraph-properties fo:margin-top="0cm" fo:margin-bottom="0.499cm" style:contextual-spacing="false"/>
      <style:text-properties fo:color="#ffffff" loext:opacity="100%" officeooo:rsid="002979ff" officeooo:paragraph-rsid="002979ff" style:font-name-asian="NSimSun" style:font-name-complex="Liberation Mono"/>
    </style:style>
    <style:style style:name="P121" style:family="paragraph" style:parent-style-name="Standard">
      <style:paragraph-properties fo:margin-top="0cm" fo:margin-bottom="0.499cm" style:contextual-spacing="false"/>
      <style:text-properties officeooo:paragraph-rsid="00278b46"/>
    </style:style>
    <style:style style:name="T1" style:family="text">
      <style:text-properties officeooo:rsid="0026f5ca"/>
    </style:style>
    <style:style style:name="T2" style:family="text">
      <style:text-properties fo:font-weight="bold"/>
    </style:style>
    <style:style style:name="T3" style:family="text">
      <style:text-properties officeooo:rsid="0005bb33"/>
    </style:style>
    <style:style style:name="T4" style:family="text">
      <style:text-properties fo:font-weight="bold" officeooo:rsid="0005bb33"/>
    </style:style>
    <style:style style:name="T5" style:family="text">
      <style:text-properties officeooo:rsid="0005dfc2"/>
    </style:style>
    <style:style style:name="T6" style:family="text">
      <style:text-properties fo:color="#ffffff" loext:opacity="100%"/>
    </style:style>
    <style:style style:name="T7" style:family="text">
      <style:text-properties fo:color="#2a6099" loext:opacity="100%"/>
    </style:style>
    <style:style style:name="T8" style:family="text">
      <style:text-properties fo:color="#2a6099" loext:opacity="100%" officeooo:rsid="00141d32"/>
    </style:style>
    <style:style style:name="T9" style:family="text">
      <style:text-properties officeooo:rsid="00141d32"/>
    </style:style>
    <style:style style:name="T10" style:family="text">
      <style:text-properties officeooo:rsid="0006a82e"/>
    </style:style>
    <style:style style:name="T11" style:family="text">
      <style:text-properties fo:font-style="italic"/>
    </style:style>
    <style:style style:name="T12" style:family="text">
      <style:text-properties fo:font-weight="bold" officeooo:rsid="000a18cb"/>
    </style:style>
    <style:style style:name="T13" style:family="text">
      <style:text-properties officeooo:rsid="000840a7"/>
    </style:style>
    <style:style style:name="T14" style:family="text">
      <style:text-properties style:font-name="Liberation Serif" fo:font-size="12pt" officeooo:rsid="000a18cb" style:font-size-asian="12pt" style:font-size-complex="12pt"/>
    </style:style>
    <style:style style:name="T15" style:family="text">
      <style:text-properties style:font-name="Liberation Serif" fo:font-size="12pt" officeooo:rsid="000b8578" style:font-size-asian="12pt" style:font-size-complex="12pt"/>
    </style:style>
    <style:style style:name="T16" style:family="text">
      <style:text-properties fo:font-size="10pt" officeooo:rsid="000b8578" style:font-size-asian="10pt" style:font-size-complex="10pt"/>
    </style:style>
    <style:style style:name="T17" style:family="text">
      <style:text-properties officeooo:rsid="000a18cb"/>
    </style:style>
    <style:style style:name="T18" style:family="text">
      <style:text-properties officeooo:rsid="000b8578"/>
    </style:style>
    <style:style style:name="T19" style:family="text">
      <style:text-properties fo:color="#569cd6" loext:opacity="100%" style:font-name="Consolas" fo:font-size="10.5pt" fo:font-weight="normal" fo:background-color="#1f1f1f" loext:char-shading-value="0"/>
    </style:style>
    <style:style style:name="T20" style:family="text">
      <style:text-properties fo:color="#cccccc" loext:opacity="100%" style:font-name="Consolas" fo:font-size="10.5pt" fo:font-weight="normal" fo:background-color="#1f1f1f" loext:char-shading-value="0"/>
    </style:style>
    <style:style style:name="T21" style:family="text">
      <style:text-properties fo:color="#dcdcaa" loext:opacity="100%" style:font-name="Consolas" fo:font-size="10.5pt" fo:font-weight="normal" fo:background-color="#1f1f1f" loext:char-shading-value="0"/>
    </style:style>
    <style:style style:name="T22" style:family="text">
      <style:text-properties fo:color="#dcdcaa" loext:opacity="100%" style:font-name="Consolas" fo:font-size="10.5pt" fo:font-weight="normal"/>
    </style:style>
    <style:style style:name="T23" style:family="text">
      <style:text-properties fo:color="#569cd6" loext:opacity="100%" style:font-name="Consolas" fo:font-size="10.5pt" fo:font-weight="normal"/>
    </style:style>
    <style:style style:name="T24" style:family="text">
      <style:text-properties style:font-name="Consolas" fo:font-size="10.5pt" fo:font-weight="normal"/>
    </style:style>
    <style:style style:name="T25" style:family="text">
      <style:text-properties fo:color="#ce9178" loext:opacity="100%" style:font-name="Consolas" fo:font-size="10.5pt" fo:font-weight="normal"/>
    </style:style>
    <style:style style:name="T26" style:family="text">
      <style:text-properties fo:color="#9cdcfe" loext:opacity="100%" style:font-name="Consolas" fo:font-size="10.5pt" fo:font-weight="normal"/>
    </style:style>
    <style:style style:name="T27" style:family="text">
      <style:text-properties fo:color="#d4d4d4" loext:opacity="100%" style:font-name="Consolas" fo:font-size="10.5pt" fo:font-weight="normal"/>
    </style:style>
    <style:style style:name="T28" style:family="text">
      <style:text-properties fo:color="#d7ba7d" loext:opacity="100%" style:font-name="Consolas" fo:font-size="10.5pt" fo:font-weight="normal"/>
    </style:style>
    <style:style style:name="T29" style:family="text">
      <style:text-properties style:font-name="Liberation Serif" fo:font-size="12pt" officeooo:rsid="00118fa2" style:font-size-asian="12pt" style:font-size-complex="12pt"/>
    </style:style>
    <style:style style:name="T30" style:family="text">
      <style:text-properties fo:color="#ffffff" loext:opacity="100%" style:font-name="Liberation Serif" fo:font-size="18pt" style:font-name-asian="NSimSun" style:font-size-asian="18pt" style:font-name-complex="Liberation Mono" style:font-size-complex="18pt"/>
    </style:style>
    <style:style style:name="T31" style:family="text">
      <style:text-properties fo:color="#ffffff" loext:opacity="100%" fo:font-size="14pt" style:font-size-asian="14pt" style:font-size-complex="14pt"/>
    </style:style>
    <style:style style:name="T32" style:family="text">
      <style:text-properties fo:color="#ffffff" loext:opacity="100%" fo:font-weight="bold"/>
    </style:style>
    <style:style style:name="T33" style:family="text">
      <style:text-properties fo:color="#b5cea8" loext:opacity="100%" style:font-name="Consolas" fo:font-size="10.5pt" fo:font-weight="normal"/>
    </style:style>
    <style:style style:name="T34" style:family="text">
      <style:text-properties fo:color="#ffffff" loext:opacity="100%" style:font-name="Liberation Serif" officeooo:rsid="00122dcc"/>
    </style:style>
    <style:style style:name="T35" style:family="text">
      <style:text-properties fo:color="#ffffff" loext:opacity="100%" fo:font-style="italic"/>
    </style:style>
    <style:style style:name="T36" style:family="text">
      <style:text-properties fo:font-weight="normal" style:font-weight-asian="normal" style:font-weight-complex="normal"/>
    </style:style>
    <style:style style:name="T37" style:family="text">
      <style:text-properties style:font-name="Liberation Mono" fo:font-weight="normal" style:font-weight-asian="normal" style:font-weight-complex="normal"/>
    </style:style>
    <style:style style:name="T38" style:family="text">
      <style:text-properties fo:color="#ffffff" loext:opacity="100%" fo:font-weight="normal" style:font-weight-asian="normal" style:font-weight-complex="normal"/>
    </style:style>
    <style:style style:name="T39" style:family="text">
      <style:text-properties fo:color="#ffffff" loext:opacity="100%" fo:font-weight="bold" officeooo:rsid="001b2900"/>
    </style:style>
    <style:style style:name="T40" style:family="text">
      <style:text-properties fo:color="#ffffff" loext:opacity="100%" style:font-name="Liberation Serif" fo:font-weight="bold" style:font-name-asian="NSimSun" style:font-size-asian="12pt" style:font-name-complex="Liberation Mono"/>
    </style:style>
    <style:style style:name="T41" style:family="text">
      <style:text-properties fo:color="#ffffff" loext:opacity="100%" style:font-name="Liberation Serif" style:font-name-asian="NSimSun" style:font-size-asian="12pt" style:font-name-complex="Liberation Mono"/>
    </style:style>
    <style:style style:name="T42" style:family="text">
      <style:text-properties fo:color="#9cdcfe" loext:opacity="100%" style:font-name="Consolas" fo:font-size="10.5pt" fo:font-weight="normal" fo:background-color="#1f1f1f" loext:char-shading-value="0"/>
    </style:style>
    <style:style style:name="T43" style:family="text">
      <style:text-properties fo:color="#d4d4d4" loext:opacity="100%" style:font-name="Consolas" fo:font-size="10.5pt" fo:font-weight="normal" fo:background-color="#1f1f1f" loext:char-shading-value="0"/>
    </style:style>
    <style:style style:name="T44" style:family="text">
      <style:text-properties fo:color="#4ec9b0" loext:opacity="100%" style:font-name="Consolas" fo:font-size="10.5pt" fo:font-weight="normal" fo:background-color="#1f1f1f" loext:char-shading-value="0"/>
    </style:style>
    <style:style style:name="T45" style:family="text">
      <style:text-properties fo:color="#b5cea8" loext:opacity="100%" style:font-name="Consolas" fo:font-size="10.5pt" fo:font-weight="normal" fo:background-color="#1f1f1f" loext:char-shading-value="0"/>
    </style:style>
    <style:style style:name="T46" style:family="text">
      <style:text-properties fo:color="#ce9178" loext:opacity="100%" style:font-name="Consolas" fo:font-size="10.5pt" fo:font-weight="normal" fo:background-color="#1f1f1f" loext:char-shading-value="0"/>
    </style:style>
    <style:style style:name="T47" style:family="text">
      <style:text-properties fo:color="#ffffff" loext:opacity="100%" officeooo:rsid="00162177"/>
    </style:style>
    <style:style style:name="T48" style:family="text">
      <style:text-properties officeooo:rsid="0018b5c7"/>
    </style:style>
    <style:style style:name="T49" style:family="text">
      <style:text-properties fo:color="#569cd6" loext:opacity="100%" style:font-name="Consolas" fo:font-size="10.5pt" fo:font-weight="normal" fo:background-color="#1f1f1f" loext:char-shading-value="0" style:font-size-asian="12pt" style:font-size-complex="12pt"/>
    </style:style>
    <style:style style:name="T50" style:family="text">
      <style:text-properties fo:color="#cccccc" loext:opacity="100%" style:font-name="Consolas" fo:font-size="10.5pt" fo:font-weight="normal" fo:background-color="#1f1f1f" loext:char-shading-value="0" style:font-size-asian="12pt" style:font-size-complex="12pt"/>
    </style:style>
    <style:style style:name="T51" style:family="text">
      <style:text-properties fo:color="#dcdcaa" loext:opacity="100%" style:font-name="Consolas" fo:font-size="10.5pt" fo:font-weight="normal" fo:background-color="#1f1f1f" loext:char-shading-value="0" style:font-size-asian="12pt" style:font-size-complex="12pt"/>
    </style:style>
    <style:style style:name="T52" style:family="text">
      <style:text-properties fo:color="#569cd6" loext:opacity="100%"/>
    </style:style>
    <style:style style:name="T53" style:family="text">
      <style:text-properties fo:color="#9cdcfe" loext:opacity="100%" style:text-underline-style="solid" style:text-underline-width="auto" style:text-underline-color="font-color"/>
    </style:style>
    <style:style style:name="T54" style:family="text">
      <style:text-properties fo:color="#d4d4d4" loext:opacity="100%"/>
    </style:style>
    <style:style style:name="T55" style:family="text">
      <style:text-properties fo:color="#ce9178" loext:opacity="100%"/>
    </style:style>
    <style:style style:name="T56" style:family="text">
      <style:text-properties fo:color="#2a6099" loext:opacity="100%" style:font-name="Liberation Serif" fo:font-size="12pt" style:font-name-asian="NSimSun" style:font-size-asian="12pt" style:font-name-complex="Liberation Mono" style:font-size-complex="12pt"/>
    </style:style>
    <style:style style:name="T57" style:family="text">
      <style:text-properties fo:color="#ffffff" loext:opacity="100%" style:font-name="Liberation Serif" fo:font-size="12pt" style:font-name-asian="NSimSun" style:font-name-complex="Liberation Mono" style:font-size-complex="12pt"/>
    </style:style>
    <style:style style:name="T58" style:family="text">
      <style:text-properties fo:color="#ffffff" loext:opacity="100%" style:font-name="Liberation Serif" fo:font-size="12pt" style:font-name-asian="NSimSun" style:font-size-asian="12pt" style:font-name-complex="Liberation Mono" style:font-size-complex="12pt"/>
    </style:style>
    <style:style style:name="T59" style:family="text">
      <style:text-properties fo:color="#cccccc" loext:opacity="100%" fo:background-color="#1f1f1f" loext:char-shading-value="0"/>
    </style:style>
    <style:style style:name="T60" style:family="text">
      <style:text-properties fo:color="#ffffff" loext:opacity="100%" fo:font-size="12pt" style:font-size-asian="12pt" style:font-size-complex="12pt"/>
    </style:style>
    <style:style style:name="T61" style:family="text">
      <style:text-properties fo:color="#ffffff" loext:opacity="100%" style:font-name="Liberation Serif" fo:font-size="12pt" style:font-size-complex="12pt"/>
    </style:style>
    <style:style style:name="T62" style:family="text">
      <style:text-properties fo:color="#569cd6" loext:opacity="100%" style:font-name="Consolas"/>
    </style:style>
    <style:style style:name="T63" style:family="text">
      <style:text-properties style:font-name="Consolas"/>
    </style:style>
    <style:style style:name="T64" style:family="text">
      <style:text-properties fo:color="#dcdcaa" loext:opacity="100%" style:font-name="Consolas"/>
    </style:style>
    <style:style style:name="T65" style:family="text">
      <style:text-properties fo:color="#9cdcfe" loext:opacity="100%" style:font-name="Consolas" fo:font-size="10.5pt" style:text-underline-style="solid" style:text-underline-width="auto" style:text-underline-color="font-color" fo:font-weight="normal"/>
    </style:style>
    <style:style style:name="T66" style:family="text">
      <style:text-properties fo:color="#dcdcaa" loext:opacity="100%"/>
    </style:style>
    <style:style style:name="T67" style:family="text">
      <style:text-properties fo:color="#9cdcfe" loext:opacity="100%"/>
    </style:style>
    <style:style style:name="T68" style:family="text">
      <style:text-properties fo:color="#4ec9b0" loext:opacity="100%"/>
    </style:style>
    <style:style style:name="T69" style:family="text">
      <style:text-properties fo:color="#ffffff" loext:opacity="100%" officeooo:rsid="0019b874"/>
    </style:style>
    <style:style style:name="T70" style:family="text">
      <style:text-properties fo:color="#ffffff" loext:opacity="100%" style:font-name="Liberation Serif" fo:font-size="14pt" style:font-name-asian="NSimSun" style:font-size-asian="14pt" style:font-name-complex="Liberation Mono" style:font-size-complex="14pt"/>
    </style:style>
    <style:style style:name="T71" style:family="text">
      <style:text-properties fo:color="#ffffff" loext:opacity="100%" style:font-name="Liberation Serif" fo:font-size="14pt" officeooo:rsid="001b2900" style:font-name-asian="NSimSun" style:font-size-asian="14pt" style:font-name-complex="Liberation Mono" style:font-size-complex="14pt"/>
    </style:style>
    <style:style style:name="T72" style:family="text">
      <style:text-properties fo:color="#ffff00" loext:opacity="100%" style:font-name="Liberation Serif" officeooo:rsid="001b2900" style:font-name-asian="NSimSun" style:font-name-complex="Liberation Mono"/>
    </style:style>
    <style:style style:name="T73" style:family="text">
      <style:text-properties fo:color="#ffffff" loext:opacity="100%" style:font-name="Liberation Serif" officeooo:rsid="001b2900" style:font-name-asian="NSimSun" style:font-name-complex="Liberation Mono"/>
    </style:style>
    <style:style style:name="T74"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ffffff" loext:opacity="100%" style:font-name="Liberation Serif" fo:font-size="12pt" fo:font-weight="bold" officeooo:rsid="001b2900" style:font-name-asian="NSimSun" style:font-name-complex="Liberation Mono" style:font-size-complex="12pt"/>
    </style:style>
    <style:style style:name="T78" style:family="text">
      <style:text-properties fo:color="#ffffff" loext:opacity="100%" fo:font-size="12pt" fo:font-weight="bold" officeooo:rsid="001b2900" style:font-size-complex="12pt"/>
    </style:style>
    <style:style style:name="T79" style:family="text">
      <style:text-properties fo:color="#ffffff" loext:opacity="100%" style:font-name="Liberation Serif" fo:font-size="12pt" officeooo:rsid="001b2900" style:font-name-asian="NSimSun" style:font-name-complex="Liberation Mono" style:font-size-complex="12pt"/>
    </style:style>
    <style:style style:name="T80" style:family="text">
      <style:text-properties fo:color="#ffffff" loext:opacity="100%" officeooo:rsid="001b2900"/>
    </style:style>
    <style:style style:name="T81" style:family="text">
      <style:text-properties style:font-name="Liberation Serif" fo:font-size="18pt" officeooo:rsid="001b2900" style:font-name-asian="NSimSun" style:font-size-asian="18pt" style:font-name-complex="Liberation Mono" style:font-size-complex="18pt"/>
    </style:style>
    <style:style style:name="T82" style:family="text">
      <style:text-properties style:font-name="Liberation Serif" fo:font-size="18pt" style:font-name-asian="NSimSun" style:font-size-asian="18pt" style:font-name-complex="Liberation Mono" style:font-size-complex="18pt"/>
    </style:style>
    <style:style style:name="T83" style:family="text">
      <style:text-properties fo:font-size="12pt" style:font-size-asian="12pt" style:font-size-complex="12pt"/>
    </style:style>
    <style:style style:name="T84" style:family="text">
      <style:text-properties fo:color="#c586c0" loext:opacity="100%" style:font-name="Consolas" fo:font-size="10.5pt" fo:font-weight="normal"/>
    </style:style>
    <style:style style:name="T85" style:family="text">
      <style:text-properties fo:font-size="14pt" style:font-size-asian="14pt" style:font-size-complex="14pt"/>
    </style:style>
    <style:style style:name="T86" style:family="text">
      <style:text-properties fo:color="#c586c0" loext:opacity="100%"/>
    </style:style>
    <style:style style:name="T87" style:family="text">
      <style:text-properties style:font-name="Liberation Serif" fo:font-size="12pt" style:font-size-asian="12pt" style:font-size-complex="12pt"/>
    </style:style>
    <style:style style:name="T88" style:family="text">
      <style:text-properties fo:color="#2a6099" loext:opacity="100%" fo:font-size="12pt" style:font-size-asian="12pt" style:font-size-complex="12pt"/>
    </style:style>
    <style:style style:name="T89" style:family="text">
      <style:text-properties fo:color="#2a6099" loext:opacity="100%" style:font-name-asian="NSimSun" style:font-size-asian="12pt" style:font-name-complex="Liberation Mono"/>
    </style:style>
    <style:style style:name="T90" style:family="text">
      <style:text-properties fo:color="#2a6099" loext:opacity="100%" style:font-size-asian="12pt"/>
    </style:style>
    <style:style style:name="T91" style:family="text">
      <style:text-properties fo:color="#2a6099" loext:opacity="100%" officeooo:rsid="0025a1bf" style:font-name-asian="NSimSun" style:font-size-asian="12pt" style:font-name-complex="Liberation Mono"/>
    </style:style>
    <style:style style:name="T92" style:family="text">
      <style:text-properties fo:font-weight="normal" officeooo:rsid="0020feed" style:font-weight-asian="normal" style:font-weight-complex="normal"/>
    </style:style>
    <style:style style:name="T93" style:family="text">
      <style:text-properties fo:color="#4ec9b0" loext:opacity="100%" style:font-name="Consolas" fo:font-size="10.5pt" fo:font-weight="normal"/>
    </style:style>
    <style:style style:name="T94" style:family="text">
      <style:text-properties style:font-name="Liberation Serif" fo:font-size="18pt" officeooo:rsid="0023337f" style:font-name-asian="NSimSun" style:font-size-asian="18pt" style:font-name-complex="Liberation Mono" style:font-size-complex="18pt"/>
    </style:style>
    <style:style style:name="T95" style:family="text">
      <style:text-properties style:font-name="Liberation Serif" fo:font-weight="bold" officeooo:rsid="0023337f" style:font-name-asian="NSimSun" style:font-weight-asian="bold" style:font-name-complex="Liberation Mono" style:font-weight-complex="bold"/>
    </style:style>
    <style:style style:name="T96" style:family="text">
      <style:text-properties fo:color="#ffffff" loext:opacity="100%" style:font-name="Liberation Serif" fo:font-size="12pt" officeooo:rsid="0023337f" style:font-name-asian="NSimSun" style:font-size-asian="10.5pt" style:font-name-complex="Liberation Mono" style:font-size-complex="12pt"/>
    </style:style>
    <style:style style:name="T97"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98"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9"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0"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1" style:family="text">
      <style:text-properties style:font-name="Liberation Serif" fo:font-size="12pt" officeooo:rsid="0023337f" style:font-name-asian="NSimSun" style:font-size-asian="10.5pt" style:font-name-complex="Liberation Mono" style:font-size-complex="12pt"/>
    </style:style>
    <style:style style:name="T102" style:family="text">
      <style:text-properties style:font-name="Liberation Serif" fo:font-weight="bold" officeooo:rsid="0023337f" style:font-weight-asian="bold" style:font-weight-complex="bold"/>
    </style:style>
    <style:style style:name="T103" style:family="text">
      <style:text-properties fo:font-size="12pt" fo:font-weight="bold" style:font-size-asian="12pt" style:font-size-complex="12pt"/>
    </style:style>
    <style:style style:name="T104"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5" style:family="text">
      <style:text-properties style:font-name="Consolas" officeooo:rsid="0023337f" style:font-name-asian="NSimSun" style:font-size-asian="10.5pt" style:font-weight-asian="bold" style:font-name-complex="Liberation Mono" style:font-size-complex="12pt" style:font-weight-complex="bold"/>
    </style:style>
    <style:style style:name="T106"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7"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08"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09"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0"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1"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2"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3" style:family="text">
      <style:text-properties style:font-name="Liberation Serif" fo:font-weight="bold" officeooo:rsid="0024991a" style:font-name-asian="NSimSun" style:font-weight-asian="bold" style:font-name-complex="Liberation Mono" style:font-weight-complex="bold"/>
    </style:style>
    <style:style style:name="T114" style:family="text">
      <style:text-properties fo:font-size="12pt" officeooo:rsid="0024991a" style:font-size-asian="12pt" style:font-size-complex="12pt"/>
    </style:style>
    <style:style style:name="T115"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6"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7" style:family="text">
      <style:text-properties fo:color="#dcdcaa" loext:opacity="100%" style:font-name="Consolas" fo:font-size="10.5pt" style:text-underline-style="solid" style:text-underline-width="auto" style:text-underline-color="font-color" fo:font-weight="normal"/>
    </style:style>
    <style:style style:name="T118" style:family="text">
      <style:text-properties fo:color="#d4d4d4" loext:opacity="100%" style:font-name="Consolas" fo:font-size="10.5pt" style:text-underline-style="solid" style:text-underline-width="auto" style:text-underline-color="font-color" fo:font-weight="normal"/>
    </style:style>
    <style:style style:name="T119"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style:style style:name="T120" style:family="text">
      <style:text-properties fo:color="#ffffff" loext:opacity="100%" style:font-name="Liberation Serif" style:font-name-asian="NSimSun" style:font-name-complex="Liberation Mono"/>
    </style:style>
    <style:style style:name="T121" style:family="text">
      <style:text-properties fo:font-weight="normal" officeooo:rsid="00278b46" style:font-weight-asian="normal" style:font-weight-complex="normal"/>
    </style:style>
    <style:style style:name="T122" style:family="text">
      <style:text-properties fo:color="#ffffff" loext:opacity="100%" style:font-name="Liberation Serif" fo:font-size="14pt" fo:font-weight="bold" style:font-name-asian="NSimSun" style:font-size-asian="14pt" style:font-weight-asian="bold" style:font-name-complex="Liberation Mono" style:font-size-complex="14pt" style:font-weight-complex="bold"/>
    </style:style>
    <style:style style:name="T123" style:family="text">
      <style:text-properties style:font-name="Liberation Serif" fo:font-size="14pt" fo:font-weight="bold" style:font-name-asian="NSimSun" style:font-size-asian="14pt" style:font-weight-asian="bold" style:font-name-complex="Liberation Mono" style:font-size-complex="14pt" style:font-weight-complex="bold"/>
    </style:style>
    <style:style style:name="T124" style:family="text">
      <style:text-properties fo:font-size="12pt" fo:font-weight="normal" style:font-size-asian="12pt" style:font-weight-asian="normal" style:font-size-complex="12pt" style:font-weight-complex="normal"/>
    </style:style>
    <style:style style:name="T125" style:family="text">
      <style:text-properties fo:font-size="12pt" fo:font-weight="normal" officeooo:rsid="00278b46" style:font-size-asian="12pt" style:font-weight-asian="normal" style:font-size-complex="12pt" style:font-weight-complex="normal"/>
    </style:style>
    <style:style style:name="T126" style:family="text">
      <style:text-properties fo:color="#ffffff" loext:opacity="100%" style:font-name="Liberation Serif" fo:font-size="14pt" fo:font-weight="bold" officeooo:rsid="00278b46" style:font-name-asian="NSimSun" style:font-size-asian="14pt" style:font-weight-asian="bold" style:font-name-complex="Liberation Mono" style:font-size-complex="14pt" style:font-weight-complex="bold"/>
    </style:style>
    <style:style style:name="T127" style:family="text">
      <style:text-properties fo:color="#ffffff" loext:opacity="100%" style:font-name="Liberation Serif" fo:font-size="12pt" fo:font-weight="normal" officeooo:rsid="00278b46" style:font-name-asian="NSimSun" style:font-size-asian="10.5pt" style:font-weight-asian="normal" style:font-name-complex="Liberation Mono" style:font-size-complex="12pt" style:font-weight-complex="normal"/>
    </style:style>
    <style:style style:name="T128" style:family="text">
      <style:text-properties fo:color="#ffffff" loext:opacity="100%" style:font-name="Liberation Serif" fo:font-size="12pt" fo:font-weight="bold" officeooo:rsid="00278b46" style:font-name-asian="NSimSun" style:font-size-asian="10.5pt" style:font-weight-asian="normal" style:font-name-complex="Liberation Mono" style:font-size-complex="12pt" style:font-weight-complex="normal"/>
    </style:style>
    <style:style style:name="T129" style:family="text">
      <style:text-properties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30" style:family="text">
      <style:text-properties fo:color="#c586c0"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1" style:family="text">
      <style:text-properties fo:color="#cccccc"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2" style:family="text">
      <style:text-properties fo:color="#d4d4d4"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3" style:family="text">
      <style:text-properties fo:color="#9cdcfe"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4" style:family="text">
      <style:text-properties fo:color="#dcdcaa"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5" style:family="text">
      <style:text-properties fo:color="#ffffff" loext:opacity="100%" style:font-name="Liberation Serif" fo:font-size="12pt" fo:font-weight="normal" officeooo:rsid="002979ff" style:font-name-asian="NSimSun" style:font-size-asian="10.5pt" style:font-weight-asian="normal" style:font-name-complex="Liberation Mono"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Heading_20_2" text:outline-level="2"><text:span text:style-name="T1">I</text:span>ntroduction</text:h>
      <text:p text:style-name="P2">Bienvenue dans ce parcours de formation dédié à <text:span text:style-name="T2">Rust</text:span>, le langage qui réconcilie enfin la performance brute du C++ avec la sécurité absolue de la mémoire. </text:p>
      <text:p text:style-name="Horizontal_20_Line"/>
      <text:h text:style-name="P3" text:outline-level="1">Module 1 : Fondations et <text:span text:style-name="T3">Syntaxe</text:span></text:h>
      <text:h text:style-name="Heading_20_2" text:outline-level="2"><text:span text:style-name="T3">1</text:span> : Pourquoi Rust ? </text:h>
      <text:h text:style-name="Heading_20_3" text:outline-level="3">1.1. Le problème du C/C++</text:h>
      <text:p text:style-name="P4">En programmation système <text:span text:style-name="T3">comme en C/C++</text:span>, la gestion de la mémoire est manuelle, <text:span text:style-name="T3">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4">(Segmentation Fault)</text:span> : <text:span text:style-name="T3">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3">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5">Mais les programmes peuvent être ralentis car ce Garbage Collector scanne en permanence la mémoire pour trouver quoi supprimer.</text:span></text:p>
      <text:p text:style-name="P4"><text:span text:style-name="T3">Rust </text:span>utilise <text:span text:style-name="T5">donc</text:span><text:span text:style-name="T3"> </text:span>un concept unique : l'<text:span text:style-name="T2">Ownership</text:span> (Propriété).</text:p>
      <text:list text:style-name="L2">
        <text:list-item>
          <text:p text:style-name="P7">Chaque donnée a un seul "propriétaire" <text:span text:style-name="T3">(ou owner)</text:span>.</text:p>
        </text:list-item>
        <text:list-item>
          <text:p text:style-name="P7">Quand le propriétaire sort du champ d'application (scope), la mémoire est libérée automatiquement <text:span text:style-name="T5">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6">{ <text:s text:c="21"/>// Le scope n'a pas encore commencé</text:span></text:span></text:p>
      <text:p text:style-name="P9"><text:soft-page-break/><text:span text:style-name="Source_20_Text"><text:span text:style-name="T6"><text:s text:c="4"/>let s = "hello"; <text:s text:c="2"/>// s est valide à partir d'ici</text:span></text:span></text:p>
      <text:p text:style-name="P9"><text:span text:style-name="Source_20_Text"><text:span text:style-name="T6"><text:s text:c="4"/>// on utilise s...</text:span></text:span></text:p>
      <text:p text:style-name="P9"><text:span text:style-name="Source_20_Text"><text:span text:style-name="T6">}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7">1.</text:span><text:span text:style-name="T8">3</text:span><text:span text:style-name="T7">. </text:span><text:span text:style-name="T8">Présentation du projet fil rouge</text:span><text:span text:style-name="T9"><text:line-break/><text:line-break/></text:span><text:span text:style-name="T8">(plus tard)</text:span></text:h>
      <text:p text:style-name="Horizontal_20_Line"/>
      <text:h text:style-name="Heading_20_2" text:outline-level="2">2 : Installation <text:span text:style-name="T10">&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1">Linux/macOS :</text:span> <text:span text:style-name="Source_20_Text">curl --proto '=https' --tlsv1.2 -sSf https://sh.rustup.rs | sh</text:span></text:p>
            </text:list-item>
            <text:list-item>
              <text:p text:style-name="P13"><text:span text:style-name="T11">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2">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10">2.3</text:span> : Création du projet "task-cli" <text:span text:style-name="T10">et initialisation avec Cargo</text:span></text:h>
      <text:p text:style-name="Text_20_body">Nous allons initialiser le projet qui nous servira de fil rouge durant tout le <text:span text:style-name="T13">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4"><text:tab/>Il faut ensuite redémarrer le terminal </text:span></text:span><text:span text:style-name="Source_20_Text"><text:span text:style-name="T15">et se placer dans le projet : </text:span></text:span></text:p>
      <text:p text:style-name="P23"><text:span text:style-name="Source_20_Text"><text:span text:style-name="T16"><text:tab/>cd task-cli</text:span></text:span></text:p>
      <text:list text:continue-numbering="true" text:style-name="L5">
        <text:list-item>
          <text:p text:style-name="P20">Observez la structure générée <text:span text:style-name="T17">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8">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2">println</text:span><text:span text:style-name="T23">!</text:span><text:span text:style-name="T24">(</text:span><text:span text:style-name="T25">"Hello, world!"</text:span><text:span text:style-name="T24">);</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p>
      <text:p text:style-name="P26">    <text:span text:style-name="T23">let</text:span><text:span text:style-name="T24"> </text:span><text:span text:style-name="T26">name</text:span><text:span text:style-name="T24"> </text:span><text:span text:style-name="T27">=</text:span><text:span text:style-name="T24"> </text:span><text:span text:style-name="T25">"Utilisateur"</text:span><text:span text:style-name="T24">;</text:span></text:p>
      <text:p text:style-name="P26">    <text:span text:style-name="T23">let</text:span><text:span text:style-name="T24"> </text:span><text:span text:style-name="T26">app_name</text:span><text:span text:style-name="T24"> </text:span><text:span text:style-name="T27">=</text:span><text:span text:style-name="T24"> </text:span><text:span text:style-name="T25">"Task-CLI"</text:span><text:span text:style-name="T24">;</text:span></text:p>
      <text:p text:style-name="P30"/>
      <text:p text:style-name="P26">   </text:p>
      <text:p text:style-name="P26">    <text:span text:style-name="T22">println</text:span><text:span text:style-name="T23">!</text:span><text:span text:style-name="T24">(</text:span><text:span text:style-name="T25">"   {}"</text:span><text:span text:style-name="T24">, </text:span><text:span text:style-name="T26">app_name</text:span><text:span text:style-name="T24">);</text:span></text:p>
      <text:p text:style-name="P26">    <text:span text:style-name="T22">println</text:span><text:span text:style-name="T23">!</text:span><text:span text:style-name="T24">(</text:span><text:span text:style-name="T25">"   Bienvenue, {} !"</text:span><text:span text:style-name="T24">, </text:span><text:span text:style-name="T26">name</text:span><text:span text:style-name="T24">);</text:span></text:p>
      <text:p text:style-name="P26">    </text:p>
      <text:p text:style-name="P26">    <text:span text:style-name="T22">println</text:span><text:span text:style-name="T23">!</text:span><text:span text:style-name="T24">(</text:span><text:span text:style-name="T25">"</text:span><text:span text:style-name="T28">\n</text:span><text:span text:style-name="T25">Voici vos tâches du jour :"</text:span><text:span text:style-name="T24">);</text:span></text:p>
      <text:p text:style-name="P26">    <text:span text:style-name="T22">println</text:span><text:span text:style-name="T23">!</text:span><text:span text:style-name="T24">(</text:span><text:span text:style-name="T25">"1. Apprendre les bases de Rust"</text:span><text:span text:style-name="T24">);</text:span></text:p>
      <text:p text:style-name="P26">    <text:span text:style-name="T22">println</text:span><text:span text:style-name="T23">!</text:span><text:span text:style-name="T24">(</text:span><text:span text:style-name="T25">"2. Configurer votre environnement"</text:span><text:span text:style-name="T24">);</text:span></text:p>
      <text:p text:style-name="P27">}</text:p>
      <text:p text:style-name="Preformatted_20_Text"><text:span text:style-name="Source_20_Text"/></text:p>
      <text:p text:style-name="P31"><text:span text:style-name="Source_20_Text"><text:span text:style-name="T29">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9">Les accolades à l’intérieur du println représente le PlaceHolder. La variable déclarée après la virgule ira se placer ici. </text:span></text:span></text:p>
      <text:h text:style-name="P32" text:outline-level="2"><text:span text:style-name="Source_20_Text"><text:span text:style-name="T30">4 — Variables, Mutabilité &amp; Types</text:span></text:span></text:h>
      <text:h text:style-name="P33" text:outline-level="3"><text:span text:style-name="T31">4.1. L'immuabilité par défaut (</text:span><text:span text:style-name="Source_20_Text"><text:span text:style-name="T31">let</text:span></text:span><text:span text:style-name="T31"> vs </text:span><text:span text:style-name="Source_20_Text"><text:span text:style-name="T31">mut</text:span></text:span><text:span text:style-name="T31">) </text:span></text:h>
      <text:p text:style-name="P34">Dans la plupart des langages (Python, JS, C++), une variable peut être modifiée n'importe quand. En Rust, c'est l'inverse : <text:span text:style-name="T2">une variable est "gelée" par défaut.</text:span></text:p>
      <text:p text:style-name="P35"><text:span text:style-name="T32">Exercice :</text:span><text:span text:style-name="T6"> Testez ce code dans votre </text:span><text:span text:style-name="Source_20_Text"><text:span text:style-name="T6">main.rs</text:span></text:span><text:span text:style-name="T6"> :</text:span></text:p>
      <text:p text:style-name="P36">Rust</text:p>
      <text:p text:style-name="P37"><text:soft-page-break/><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7">}</text:p>
      <text:p text:style-name="P38"><text:span text:style-name="Source_20_Text"><text:span text:style-name="T6"/></text:span></text:p>
      <text:p text:style-name="P39"><text:span text:style-name="Source_20_Text"><text:span text:style-name="T34">Ici il y aura une erreur de compilation, car la variable ne peut pas être modifiée</text:span></text:span></text:p>
      <text:p text:style-name="P35"><text:span text:style-name="T6">Pour autoriser la modification, vous devez ajouter le mot-clé </text:span><text:span text:style-name="Source_20_Text"><text:span text:style-name="T32">mut</text:span></text:span><text:span text:style-name="T6"> (pour </text:span><text:span text:style-name="T35">mutable</text:span><text:span text:style-name="T6">) :</text:span></text:p>
      <text:p text:style-name="P36">Rust</text:p>
      <text:p text:style-name="P37"><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3">mu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6">    <text:span text:style-name="T22">println</text:span><text:span text:style-name="T23">!</text:span><text:span text:style-name="T24">(</text:span><text:span text:style-name="T25">"Nombre : {}"</text:span><text:span text:style-name="T24">, </text:span><text:span text:style-name="T26">a</text:span><text:span text:style-name="T24">);</text:span></text:p>
      <text:p text:style-name="P27">}</text:p>
      <text:p text:style-name="P38"><text:span text:style-name="Source_20_Text"><text:span text:style-name="T6"/></text:span></text:p>
      <text:p text:style-name="P39"><text:span text:style-name="Source_20_Text"><text:span text:style-name="T34">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2">Entiers :</text:span><text:span text:style-name="T6"> </text:span><text:span text:style-name="Source_20_Text"><text:span text:style-name="T6">i32</text:span></text:span><text:span text:style-name="T6"> (entier 32 bits signé), </text:span><text:span text:style-name="Source_20_Text"><text:span text:style-name="T6">u32</text:span></text:span><text:span text:style-name="T6"> (non signé, uniquement positif).</text:span></text:p>
        </text:list-item>
        <text:list-item>
          <text:p text:style-name="P42"><text:span text:style-name="T32">Flottants :</text:span><text:span text:style-name="T6"> </text:span><text:span text:style-name="Source_20_Text"><text:span text:style-name="T6">f64</text:span></text:span><text:span text:style-name="T6"> (nombres à virgule).</text:span></text:p>
        </text:list-item>
        <text:list-item>
          <text:p text:style-name="P42"><text:span text:style-name="T32">Booléens :</text:span><text:span text:style-name="T6"> </text:span><text:span text:style-name="Source_20_Text"><text:span text:style-name="T6">bool</text:span></text:span><text:span text:style-name="T6"> (</text:span><text:span text:style-name="Source_20_Text"><text:span text:style-name="T6">true</text:span></text:span><text:span text:style-name="T6"> ou </text:span><text:span text:style-name="Source_20_Text"><text:span text:style-name="T6">false</text:span></text:span><text:span text:style-name="T6">).</text:span></text:p>
        </text:list-item>
        <text:list-item>
          <text:p text:style-name="P43"><text:span text:style-name="T2">Chaîne de caractère </text:span><text:span text:style-name="T36">: </text:span><text:span text:style-name="T37">&amp;str </text:span><text:span text:style-name="T38">(ex: <text:s/></text:span><text:span text:style-name="Source_20_Text"><text:span text:style-name="T38">''Rust'', </text:span></text:span><text:span text:style-name="T38">attention on utilise des doubles quotes).</text:span></text:p>
        </text:list-item>
        <text:list-item>
          <text:p text:style-name="P42"><text:span text:style-name="T39">Un seul caractère</text:span><text:span text:style-name="T32"> :</text:span><text:span text:style-name="T6"> </text:span><text:span text:style-name="Source_20_Text"><text:span text:style-name="T6">char</text:span></text:span><text:span text:style-name="T6"> (ex: </text:span><text:span text:style-name="Source_20_Text"><text:span text:style-name="T6">'A'</text:span></text:span><text:span text:style-name="T6">, attention on utilise des simples quotes).</text:span></text:p>
        </text:list-item>
      </text:list>
      <text:p text:style-name="P44"><text:span text:style-name="T40">Syntaxe :</text:span><text:span text:style-name="T41"> </text:span><text:span text:style-name="Source_20_Text"><text:span text:style-name="T19">let</text:span></text:span><text:span text:style-name="Source_20_Text"><text:span text:style-name="T20"> </text:span></text:span><text:span text:style-name="Source_20_Text"><text:span text:style-name="T42">score</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5">100</text:span></text:span><text:span text:style-name="Source_20_Text"><text:span text:style-name="T20">;</text:span></text:span></text:p>
      <text:p text:style-name="P45"><text:span text:style-name="T6"><text:s/>(On ajoute </text:span><text:span text:style-name="Source_20_Text"><text:span text:style-name="T6">: type</text:span></text:span><text:span text:style-name="T6"> après le nom).</text:span></text:p>
      <text:p text:style-name="P40"/>
      <text:h text:style-name="P41" text:outline-level="3"><text:soft-page-break/>4.3. Le Shadowing (Masquage)</text:h>
      <text:p text:style-name="P35"><text:span text:style-name="T6">Le </text:span><text:span text:style-name="T35">Shadowing</text:span><text:span text:style-name="T6"> est une particularité de Rust. On peut déclarer une nouvelle variable avec le </text:span><text:span text:style-name="T32">même nom</text:span><text:span text:style-name="T6"> qu'une précédente. Cela permet de "transformer" une donnée sans créer des noms complexes comme </text:span><text:span text:style-name="Source_20_Text"><text:span text:style-name="T6">data_string</text:span></text:span><text:span text:style-name="T6">, </text:span><text:span text:style-name="Source_20_Text"><text:span text:style-name="T6">data_int</text:span></text:span><text:span text:style-name="T6">.</text:span></text:p>
      <text:p text:style-name="P36">Rust</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6">"   "</text:span></text:span><text:span text:style-name="Source_20_Text"><text:span text:style-name="T20">;</text:span></text:span><text:span text:style-name="Source_20_Text"><text:span text:style-name="T6"> <text:s text:c="6"/>// Un texte avec des espaces</text:span></text:span></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2">space</text:span></text:span><text:span text:style-name="Source_20_Text"><text:span text:style-name="T43">.</text:span></text:span><text:span text:style-name="Source_20_Text"><text:span text:style-name="T21">len</text:span></text:span><text:span text:style-name="Source_20_Text"><text:span text:style-name="T20">();</text:span></text:span><text:span text:style-name="Source_20_Text"><text:span text:style-name="T6"> // On "masque" l'ancien 'space' par sa longueur (un nombre)</text:span></text:span></text:p>
      <text:p text:style-name="P46"><text:span text:style-name="T32">Différence avec </text:span><text:span text:style-name="Source_20_Text"><text:span text:style-name="T32">mut</text:span></text:span><text:span text:style-name="T32"> :</text:span><text:span text:style-name="T6"> Avec </text:span><text:span text:style-name="Source_20_Text"><text:span text:style-name="T6">mut</text:span></text:span><text:span text:style-name="T6">, on change la </text:span><text:span text:style-name="T32">valeur</text:span><text:span text:style-name="T6">. Avec le shadowing, on crée une </text:span><text:span text:style-name="T32">nouvelle variable</text:span><text:span text:style-name="T6"> qui remplace l'ancienne, on peut même </text:span><text:span text:style-name="T47">en </text:span><text:span text:style-name="T6">changer </text:span><text:span text:style-name="T47">l</text:span><text:span text:style-name="T6">e type.</text:span></text:p>
      <text:p text:style-name="P40"/>
      <text:h text:style-name="P41" text:outline-level="3">4.4. Application : Stocker <text:span text:style-name="T48">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30"/>
      <text:p text:style-name="P27"><text:span text:style-name="T52">let</text:span> <text:span text:style-name="T52">mut</text:span> <text:span text:style-name="T53">titre_tache</text:span> <text:span text:style-name="T54">=</text:span> <text:span text:style-name="T55">"Apprendre le Rust"</text:span>;</text:p>
      <text:p text:style-name="P27"><text:span text:style-name="T52">println!</text:span>(<text:span text:style-name="T55">"Tâche initiale : </text:span><text:span text:style-name="T52">{}</text:span><text:span text:style-name="T55">"</text:span>, <text:span text:style-name="T53">titre_tache</text:span>);</text:p>
      <text:p text:style-name="P27"/>
      <text:p text:style-name="P30"/>
      <text:p text:style-name="P27"><text:span text:style-name="T53">titre_tache</text:span> <text:span text:style-name="T54">=</text:span> <text:span text:style-name="T55">"Maîtriser le Rust"</text:span>; </text:p>
      <text:p text:style-name="P30"/>
      <text:p text:style-name="P27"><text:span text:style-name="T52">println!</text:span>(<text:span text:style-name="T55">"Ma tâche actuelle est : </text:span><text:span text:style-name="T52">{}</text:span><text:span text:style-name="T55">"</text:span>, <text:span text:style-name="T53">titre_tache</text:span>);</text:p>
      <text:p text:style-name="P27">}</text:p>
      <text:p text:style-name="P49"><text:span text:style-name="Source_20_Text"><text:span text:style-name="T56"/></text:span></text:p>
      <text:h text:style-name="P50" text:outline-level="4"><text:span text:style-name="Source_20_Text"><text:span text:style-name="T57">Pourquoi est-ce important ?</text:span></text:span></text:h>
      <text:p text:style-name="P51"><text:span text:style-name="T6">En Rust, le fait de devoir écrire </text:span><text:span text:style-name="Source_20_Text"><text:span text:style-name="T6">mut</text:span></text:span><text:span text:style-name="T6"> force le développeur à se poser une question de sécurité : </text:span><text:span text:style-name="T35">"Est-ce que cette donnée a vraiment besoin de changer ?"</text:span><text:span text:style-name="T6">.</text:span></text:p>
      <text:list text:style-name="L9">
        <text:list-item>
          <text:p text:style-name="P52"><text:span text:style-name="T6">Si la réponse est </text:span><text:span text:style-name="T32">non</text:span><text:span text:style-name="T6">, on utilise </text:span><text:span text:style-name="Source_20_Text"><text:span text:style-name="T6">let</text:span></text:span><text:span text:style-name="T6"> (sécurité maximale).</text:span></text:p>
        </text:list-item>
        <text:list-item>
          <text:p text:style-name="P52"><text:span text:style-name="T6">Si la réponse est </text:span><text:span text:style-name="T32">oui</text:span><text:span text:style-name="T6">, on utilise </text:span><text:span text:style-name="Source_20_Text"><text:span text:style-name="T6">let mut</text:span></text:span><text:span text:style-name="T6"> (flexibilité).</text:span></text:p>
        </text:list-item>
      </text:list>
      <text:p text:style-name="P49"><text:span text:style-name="Source_20_Text"><text:span text:style-name="T58"/></text:span></text:p>
      <text:p text:style-name="P53"/>
      <text:h text:style-name="P54" text:outline-level="2"><text:soft-page-break/>5 — Fonctions &amp; Expressions</text:h>
      <text:p text:style-name="P55"><text:span text:style-name="T6">Dans cette étape, nous allons structurer notre projet </text:span><text:span text:style-name="Source_20_Text"><text:span text:style-name="T6">task-cli</text:span></text:span><text:span text:style-name="T6">. Au lieu d'avoir un énorme bloc de code dans le </text:span><text:span text:style-name="Source_20_Text"><text:span text:style-name="T6">main</text:span></text:span><text:span text:style-name="T6">, nous allons créer des petites briques réutilisables.</text:span></text:p>
      <text:h text:style-name="P56" text:outline-level="3">5.1. Déclaration d'une fonction</text:h>
      <text:p text:style-name="P55"><text:span text:style-name="T6">En Rust, on utilise le mot-clé </text:span><text:span text:style-name="Source_20_Text"><text:span text:style-name="T6">fn</text:span></text:span><text:span text:style-name="T6">.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6">fn nom_de_la_fonction(parametre: type) -&gt; type_de_retour {</text:span></text:span></text:p>
      <text:p text:style-name="P38"><text:span text:style-name="Source_20_Text"><text:span text:style-name="T6"><text:s text:c="4"/>// Corps de la fonction</text:span></text:span></text:p>
      <text:p text:style-name="P38"><text:span text:style-name="Source_20_Text"><text:span text:style-name="T6">}</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6">Une </text:span><text:span text:style-name="T32">instruction</text:span><text:span text:style-name="T6"> se termine par un </text:span><text:span text:style-name="Source_20_Text"><text:span text:style-name="T6">;</text:span></text:span><text:span text:style-name="T6"> et ne retourne rien.</text:span></text:p>
        </text:list-item>
        <text:list-item>
          <text:p text:style-name="P60"><text:span text:style-name="T6">Une </text:span><text:span text:style-name="T32">expression</text:span><text:span text:style-name="T6"> n'a pas de </text:span><text:span text:style-name="Source_20_Text"><text:span text:style-name="T6">;</text:span></text:span><text:span text:style-name="T6"> à la fin et "devient" la valeur de retour.</text:span></text:p>
        </text:list-item>
      </text:list>
      <text:p text:style-name="P57">Exemple :</text:p>
      <text:p text:style-name="P58">Rust</text:p>
      <text:p text:style-name="P37"><text:span text:style-name="Source_20_Text"><text:span text:style-name="T19">fn</text:span></text:span><text:span text:style-name="Source_20_Text"><text:span text:style-name="T20"> </text:span></text:span><text:span text:style-name="Source_20_Text"><text:span text:style-name="T21">addition</text:span></text:span><text:span text:style-name="Source_20_Text"><text:span text:style-name="T20">(</text:span></text:span><text:span text:style-name="Source_20_Text"><text:span text:style-name="T42">a</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2">b</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gt;</text:span></text:span><text:span text:style-name="Source_20_Text"><text:span text:style-name="T20"> </text:span></text:span><text:span text:style-name="Source_20_Text"><text:span text:style-name="T44">i32</text:span></text:span><text:span text:style-name="Source_20_Text"><text:span text:style-name="T20"> {</text:span></text:span></text:p>
      <text:p text:style-name="P61"><text:span text:style-name="T59">    </text:span><text:span text:style-name="T42">a</text:span><text:span text:style-name="T20"> </text:span><text:span text:style-name="T43">+</text:span><text:span text:style-name="T20"> </text:span><text:span text:style-name="T42">b</text:span><text:span text:style-name="Source_20_Text"><text:span text:style-name="T60"> // Pas de "return", pas de ";" -&gt; C'est la valeur de retour !</text:span></text:span></text:p>
      <text:p text:style-name="P37"><text:span text:style-name="Source_20_Text"><text:span text:style-name="T20">}</text:span></text:span></text:p>
      <text:p text:style-name="P38"><text:span text:style-name="Source_20_Text"><text:span text:style-name="T6"/></text:span></text:p>
      <text:p text:style-name="P62"><text:span text:style-name="T6">On peut toujours utiliser le mot-clé </text:span><text:span text:style-name="Source_20_Text"><text:span text:style-name="T6">return</text:span></text:span><text:span text:style-name="T6"> pour sortir d'une fonction plus tôt, mais la convention Rust est d'utiliser l'expression finale sans point-virgule.</text:span></text:p>
      <text:p text:style-name="P53"/>
      <text:h text:style-name="P56" text:outline-level="3">5.3. Organisation du code </text:h>
      <text:p text:style-name="P63"><text:span text:style-name="Source_20_Text"><text:span text:style-name="T61">Jusqu'à présent, tout notre code était écrit dans fn main(). Pour un projet réel, nous allons créer des fonctions spécialisées : une pour l'affichage de bienvenue et une autre pour formater l'affichage d'une tâche.</text:span></text:span></text:p>
      <text:p text:style-name="P64"><text:soft-page-break/>Remplacez tout le contenu de votre fichier par ce code :</text:p>
      <text:p text:style-name="P65"><text:span text:style-name="Source_20_Text"><text:span text:style-name="T62">fn</text:span></text:span><text:span text:style-name="Source_20_Text"><text:span text:style-name="T63"> </text:span></text:span><text:span text:style-name="Source_20_Text"><text:span text:style-name="T64">main</text:span></text:span><text:span text:style-name="Source_20_Text"><text:span text:style-name="T63">() {</text:span></text:span></text:p>
      <text:p text:style-name="P26">    <text:span text:style-name="T22">afficher_bienvenue</text:span><text:span text:style-name="T24">();</text:span></text:p>
      <text:p text:style-name="P30"/>
      <text:p text:style-name="P26">    <text:span text:style-name="T23">let</text:span><text:span text:style-name="T24"> </text:span><text:span text:style-name="T23">mut</text:span><text:span text:style-name="T24"> </text:span><text:span text:style-name="T65">titre_tache</text:span><text:span text:style-name="T24"> </text:span><text:span text:style-name="T27">=</text:span><text:span text:style-name="T24"> </text:span><text:span text:style-name="T25">"Apprendre le Rust"</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2">afficher_tache</text:span><text:span text:style-name="T24">(</text:span><text:span text:style-name="T65">id</text:span><text:span text:style-name="T24">, </text:span><text:span text:style-name="T65">titre_tache</text:span><text:span text:style-name="T24">);</text:span></text:p>
      <text:p text:style-name="P30"/>
      <text:p text:style-name="P26">    <text:span text:style-name="T65">titre_tache</text:span><text:span text:style-name="T24"> </text:span><text:span text:style-name="T27">=</text:span><text:span text:style-name="T24"> </text:span><text:span text:style-name="T25">"Maîtriser le Rust"</text:span><text:span text:style-name="T24">;</text:span></text:p>
      <text:p text:style-name="P26">    <text:span text:style-name="T65">id</text:span><text:span text:style-name="T24"> </text:span><text:span text:style-name="T27">=</text:span><text:span text:style-name="T24"> </text:span><text:span text:style-name="T33">2</text:span><text:span text:style-name="T24">;</text:span></text:p>
      <text:p text:style-name="P26">    </text:p>
      <text:p text:style-name="P26">    <text:span text:style-name="T22">afficher_tache</text:span><text:span text:style-name="T24">(</text:span><text:span text:style-name="T65">id</text:span><text:span text:style-name="T24">, </text:span><text:span text:style-name="T65">titre_tache</text:span><text:span text:style-name="T24">);</text:span></text:p>
      <text:p text:style-name="P27">}</text:p>
      <text:p text:style-name="P30"/>
      <text:p text:style-name="P27"><text:span text:style-name="T52">fn</text:span> <text:span text:style-name="T66">afficher_bienvenue</text:span>() {</text:p>
      <text:p text:style-name="P26">    <text:span text:style-name="T23">println!</text:span><text:span text:style-name="T24">(</text:span><text:span text:style-name="T25">"BIENVENUE DANS TASK-CLI"</text:span><text:span text:style-name="T24">);</text:span></text:p>
      <text:p text:style-name="P27">}</text:p>
      <text:p text:style-name="P30"/>
      <text:p text:style-name="P27"><text:span text:style-name="T52">fn</text:span> <text:span text:style-name="T66">afficher_tache</text:span>(<text:span text:style-name="T67">id</text:span><text:span text:style-name="T54">:</text:span> <text:span text:style-name="T68">i32</text:span>, <text:span text:style-name="T67">titre</text:span><text:span text:style-name="T54">:</text:span> <text:span text:style-name="T54">&amp;</text:span><text:span text:style-name="T68">str</text:span>) {</text:p>
      <text:p text:style-name="P26">    <text:span text:style-name="T23">println!</text:span><text:span text:style-name="T24">(</text:span><text:span text:style-name="T25">"[Tâche #</text:span><text:span text:style-name="T23">{}</text:span><text:span text:style-name="T25">] : </text:span><text:span text:style-name="T23">{}</text:span><text:span text:style-name="T25">"</text:span><text:span text:style-name="T24">, </text:span><text:span text:style-name="T26">id</text:span><text:span text:style-name="T24">, </text:span><text:span text:style-name="T26">titre</text:span><text:span text:style-name="T24">);</text:span></text:p>
      <text:p text:style-name="P27">}</text:p>
      <text:p text:style-name="P65"><text:span text:style-name="Source_20_Text"><text:span text:style-name="T20"/></text:span></text:p>
      <text:p text:style-name="P66"><text:span text:style-name="Source_20_Text"/></text:p>
      <text:h text:style-name="P67" text:outline-level="4">Pourquoi cette organisation est-elle meilleure ?</text:h>
      <text:list text:style-name="L11">
        <text:list-item>
          <text:p text:style-name="P68"><text:span text:style-name="T32">Lisibilité :</text:span><text:span text:style-name="T6"> La fonction </text:span><text:span text:style-name="Source_20_Text"><text:span text:style-name="T6">main</text:span></text:span><text:span text:style-name="T6"> devient un résumé clair des actions du programme. On comprend ce qu'il fait en un coup d'œil.</text:span></text:p>
        </text:list-item>
        <text:list-item>
          <text:p text:style-name="P68"><text:span text:style-name="T32">Réutilisabilité :</text:span><text:span text:style-name="T6"> Au lieu de réécrire </text:span><text:span text:style-name="Source_20_Text"><text:span text:style-name="T6">println!</text:span></text:span><text:span text:style-name="T6"> </text:span><text:span text:style-name="T69">X</text:span><text:span text:style-name="T6"> fois, vous appelez simplement </text:span><text:span text:style-name="Source_20_Text"><text:span text:style-name="T6">afficher_tache</text:span></text:span><text:span text:style-name="T6"> </text:span><text:span text:style-name="T69">X</text:span><text:span text:style-name="T6"> fois.</text:span></text:p>
        </text:list-item>
        <text:list-item>
          <text:p text:style-name="P69"><text:span text:style-name="T32">Maintenance :</text:span><text:span text:style-name="T6"> Si vous décidez demain d'afficher les tâches en bleu ou d'ajouter des crochets </text:span><text:span text:style-name="Source_20_Text"><text:span text:style-name="T6">[ ]</text:span></text:span><text:span text:style-name="T6">, vous n'avez qu'à modifier la fonction </text:span><text:span text:style-name="Source_20_Text"><text:span text:style-name="T6">afficher_tache</text:span></text:span><text:span text:style-name="T6"> à </text:span><text:span text:style-name="T32">un seul endroit</text:span><text:span text:style-name="T6">.</text:span></text:p>
        </text:list-item>
      </text:list>
      <text:h text:style-name="P70" text:outline-level="3"><text:span text:style-name="Source_20_Text"><text:span text:style-name="T70">5.</text:span></text:span><text:span text:style-name="Source_20_Text"><text:span text:style-name="T71">4</text:span></text:span><text:span text:style-name="Source_20_Text"><text:span text:style-name="T70">. </text:span></text:span><text:span text:style-name="Source_20_Text"><text:span text:style-name="T71">Fonction create_task</text:span></text:span><text:span text:style-name="Source_20_Text"><text:span text:style-name="T72"> </text:span></text:span></text:h>
      <text:p text:style-name="P71"><text:span text:style-name="Source_20_Text"><text:span text:style-name="T73">Jusqu'à présent, nos fonctions affichaient du texte mais ne "donnaient" rien au programme. Dans un vrai projet, une fonction doit souvent calculer ou transformer une donnée et nous la renvoyer.</text:span></text:span></text:p>
      <text:p text:style-name="P72"><text:span text:style-name="T2">Objectif :</text:span> Créer une fonction qui prend un titre et nous renvoie une chaîne de caractères formatée.</text:p>
      <text:p text:style-name="P73"><text:span text:style-name="Source_20_Text"><text:span text:style-name="T74">fn</text:span></text:span><text:span text:style-name="Source_20_Text"><text:span text:style-name="T75"> </text:span></text:span><text:span text:style-name="Source_20_Text"><text:span text:style-name="T76">main</text:span></text:span><text:span text:style-name="Source_20_Text"><text:span text:style-name="T75">() {</text:span></text:span></text:p>
      <text:p text:style-name="P26">    <text:span text:style-name="T23">let</text:span><text:span text:style-name="T24"> </text:span><text:span text:style-name="T26">ma_nouvelle_tache</text:span><text:span text:style-name="T24"> </text:span><text:span text:style-name="T27">=</text:span><text:span text:style-name="T24"> </text:span><text:span text:style-name="T22">create_task</text:span><text:span text:style-name="T24">(</text:span><text:span text:style-name="T25">"Maîtriser le Rust"</text:span><text:span text:style-name="T24">);</text:span></text:p>
      <text:p text:style-name="P26"><text:soft-page-break/>    </text:p>
      <text:p text:style-name="P26">    <text:span text:style-name="T23">println!</text:span><text:span text:style-name="T24">(</text:span><text:span text:style-name="T25">"[Notification] </text:span><text:span text:style-name="T23">{}</text:span><text:span text:style-name="T25">"</text:span><text:span text:style-name="T24">, </text:span><text:span text:style-name="T26">ma_nouvelle_tache</text:span><text:span text:style-name="T24">);</text:span></text:p>
      <text:p text:style-name="P27">}</text:p>
      <text:p text:style-name="P30"/>
      <text:p text:style-name="P27"><text:span text:style-name="T52">fn</text:span> <text:span text:style-name="T66">create_task</text:span>(<text:span text:style-name="T67">titre</text:span><text:span text:style-name="T54">:</text:span> <text:span text:style-name="T54">&amp;</text:span><text:span text:style-name="T68">str</text:span>) <text:span text:style-name="T54">-&gt;</text:span> <text:span text:style-name="T68">String</text:span> {</text:p>
      <text:p text:style-name="P26">    <text:span text:style-name="T23">println!</text:span><text:span text:style-name="T24">(</text:span><text:span text:style-name="T25">"Création d'une nouvelle tâche en cours..."</text:span><text:span text:style-name="T24">);</text:span></text:p>
      <text:p text:style-name="P26">    </text:p>
      <text:p text:style-name="P26">    <text:span text:style-name="T23">format!</text:span><text:span text:style-name="T24">(</text:span><text:span text:style-name="T25">"Nouvelle tâche : </text:span><text:span text:style-name="T23">{}</text:span><text:span text:style-name="T25">"</text:span><text:span text:style-name="T24">, </text:span><text:span text:style-name="T26">titre</text:span><text:span text:style-name="T24">)</text:span></text:p>
      <text:p text:style-name="P27">}</text:p>
      <text:p text:style-name="P71"><text:span text:style-name="Source_20_Text"><text:span text:style-name="T73"/></text:span></text:p>
      <text:p text:style-name="P74"><text:span text:style-name="Source_20_Text"><text:span text:style-name="T77">Le symbole </text:span></text:span><text:span text:style-name="Source_20_Text"><text:span text:style-name="T78">-&gt; String</text:span></text:span><text:span text:style-name="Source_20_Text"><text:span text:style-name="T79"> : C'est la flèche de retour. Elle indique au compilateur le type de donnée qui sort de la fonction.</text:span></text:span></text:p>
      <text:p text:style-name="P74"><text:span text:style-name="T39">La macro </text:span><text:span text:style-name="Source_20_Text"><text:span text:style-name="T39">format!</text:span></text:span><text:span text:style-name="T80"> : Elle fonctionne exactement comme </text:span><text:span text:style-name="Source_20_Text"><text:span text:style-name="T80">println!</text:span></text:span><text:span text:style-name="T80">, mais au lieu d'afficher le texte dans le terminal, elle le "capture" dans une variable.</text:span></text:p>
      <text:p text:style-name="P71"><text:span text:style-name="Source_20_Text"><text:span text:style-name="T73"/></text:span></text:p>
      <text:h text:style-name="P75" text:outline-level="2"><text:span text:style-name="Source_20_Text"><text:span text:style-name="T81">6 </text:span></text:span><text:span text:style-name="Source_20_Text"><text:span text:style-name="T82">— </text:span></text:span><text:span text:style-name="Source_20_Text"><text:span text:style-name="T81">Contrôle de flux</text:span></text:span></text:h>
      <text:h text:style-name="P76" text:outline-level="2">6.1. La condition <text:span text:style-name="Source_20_Text">if</text:span> (La prise de décision)<text:span text:style-name="T83"> </text:span></text:h>
      <text:p text:style-name="P77"><text:span text:style-name="T83">Le </text:span><text:span text:style-name="Source_20_Text"><text:span text:style-name="T83">if</text:span></text:span><text:span text:style-name="T83"> en Rust fonctionne comme dans les autres langages, mais sans parenthèses autour de la condition. </text:span></text:p>
      <text:p text:style-name="P7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26">    <text:span text:style-name="T23">let</text:span><text:span text:style-name="T24"> </text:span><text:span text:style-name="T26">a</text:span><text:span text:style-name="T24"> </text:span><text:span text:style-name="T27">=</text:span><text:span text:style-name="T24"> </text:span><text:span text:style-name="T33">1</text:span><text:span text:style-name="T24">;</text:span></text:p>
      <text:p text:style-name="P30"/>
      <text:p text:style-name="P26">    <text:span text:style-name="T84">if</text:span><text:span text:style-name="T24"> </text:span><text:span text:style-name="T26">a</text:span><text:span text:style-name="T24"> </text:span><text:span text:style-name="T27">==</text:span><text:span text:style-name="T24"> </text:span><text:span text:style-name="T33">1</text:span><text:span text:style-name="T24"> {</text:span></text:p>
      <text:p text:style-name="P26">        <text:span text:style-name="T23">println!</text:span><text:span text:style-name="T24">(</text:span><text:span text:style-name="T25">"a est égal à 1"</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a n'est pas égal à 1"</text:span><text:span text:style-name="T24">);</text:span></text:p>
      <text:p text:style-name="P26">    <text:span text:style-name="T24">}</text:span></text:p>
      <text:p text:style-name="P30"/>
      <text:p text:style-name="P27">}</text:p>
      <text:p text:style-name="P79"><text:span text:style-name="Source_20_Text"><text:span text:style-name="T83"/></text:span></text:p>
      <text:h text:style-name="P80" text:outline-level="2"><text:span text:style-name="T85">6.2. Le </text:span><text:span text:style-name="Source_20_Text"><text:span text:style-name="T85">match</text:span></text:span><text:span text:style-name="T85"> (Le "Switch" surpuissant)</text:span></text:h>
      <text:p text:style-name="P81">Le <text:span text:style-name="Source_20_Text">match</text:span> est l'un des outils les plus aimés en Rust. Il oblige à traiter <text:span text:style-name="T2">tous les cas possibles</text:span>, ce qui évite les bugs.</text:p>
      <text:p text:style-name="P82"><text:span text:style-name="T52">fn</text:span> <text:span text:style-name="T66">main</text:span>() {</text:p>
      <text:p text:style-name="P26">    <text:span text:style-name="T23">let</text:span><text:span text:style-name="T24"> </text:span><text:span text:style-name="T26">position</text:span><text:span text:style-name="T24"> </text:span><text:span text:style-name="T27">=</text:span><text:span text:style-name="T24"> </text:span><text:span text:style-name="T25">"2eme"</text:span><text:span text:style-name="T24">;</text:span></text:p>
      <text:p text:style-name="P30"/>
      <text:p text:style-name="P27"><text:span text:style-name="T86">match</text:span> <text:span text:style-name="T67">position</text:span> {</text:p>
      <text:p text:style-name="P26">    <text:span text:style-name="T25">"1er"</text:span><text:span text:style-name="T24"> </text:span><text:span text:style-name="T27">=&gt;</text:span><text:span text:style-name="T24"> </text:span><text:span text:style-name="T23">println!</text:span><text:span text:style-name="T24">(</text:span><text:span text:style-name="T25">"Médaille d'or !"</text:span><text:span text:style-name="T24">),</text:span></text:p>
      <text:p text:style-name="P26">    <text:span text:style-name="T25">"2eme"</text:span><text:span text:style-name="T24"> </text:span><text:span text:style-name="T27">=&gt;</text:span><text:span text:style-name="T24"> </text:span><text:span text:style-name="T23">println!</text:span><text:span text:style-name="T24">(</text:span><text:span text:style-name="T25">"Médaille d'argent !"</text:span><text:span text:style-name="T24">),</text:span></text:p>
      <text:p text:style-name="P26">    <text:span text:style-name="T25">"3eme"</text:span><text:span text:style-name="T24"> </text:span><text:span text:style-name="T27">=&gt;</text:span><text:span text:style-name="T24"> </text:span><text:span text:style-name="T23">println!</text:span><text:span text:style-name="T24">(</text:span><text:span text:style-name="T25">"Médaille de bronze !"</text:span><text:span text:style-name="T24">),</text:span></text:p>
      <text:p text:style-name="P26"><text:soft-page-break/>    <text:span text:style-name="T26">_</text:span><text:span text:style-name="T24"> </text:span><text:span text:style-name="T27">=&gt;</text:span><text:span text:style-name="T24"> </text:span><text:span text:style-name="T23">println!</text:span><text:span text:style-name="T24">(</text:span><text:span text:style-name="T25">"Pas de médaille..."</text:span><text:span text:style-name="T24">), </text:span></text:p>
      <text:p text:style-name="P27">}</text:p>
      <text:p text:style-name="P27">}</text:p>
      <text:p text:style-name="P81"/>
      <text:p text:style-name="P83">Ici le _ gère tous les cas autres que 1 er 2 eme et 3 eme.</text:p>
      <text:p text:style-name="P84"/>
      <text:p text:style-name="Preformatted_20_Text"><text:span text:style-name="Source_20_Text"><text:span text:style-name="T87"/></text:span></text:p>
      <text:h text:style-name="Heading_20_2" text:outline-level="2"><text:span text:style-name="Source_20_Text"><text:span text:style-name="T56">6.3. La boucle </text:span></text:span><text:span text:style-name="Source_20_Text"><text:span text:style-name="T88">loop</text:span></text:span><text:span text:style-name="Source_20_Text"><text:span text:style-name="T56"> </text:span></text:span></text:h>
      <text:p text:style-name="Text_20_body"><text:span text:style-name="T89">Une application CLI doit souvent tourner en boucle jusqu'à ce que l'utilisateur décide de quitter. </text:span><text:span text:style-name="Source_20_Text"><text:span text:style-name="T90">loop</text:span></text:span><text:span text:style-name="T89"> crée une boucle infinie. </text:span><text:span text:style-name="T91">Grâce à break on peut « casser » la boucle, c’est à dire l’arrêter. Voir exemple dans le point 7.4</text:span></text:p>
      <text:p text:style-name="P85"/>
      <text:p text:style-name="P86">6.4. Première interaction utilisateur</text:p>
      <text:p text:style-name="P87"><text:span text:style-name="T36">On va utiliser la bibliothèque standard de Rust (</text:span><text:span text:style-name="Source_20_Text"><text:span text:style-name="T36">std::io</text:span></text:span><text:span text:style-name="T36">) pour que </text:span><text:span text:style-name="T92">vous</text:span><text:span text:style-name="T36"> puiss</text:span><text:span text:style-name="T92">iez</text:span><text:span text:style-name="T36"> taper le titre de sa tâche au clavier. </text:span></text:p>
      <text:p text:style-name="P88"><text:span text:style-name="T52">use</text:span> <text:span text:style-name="T68">std</text:span><text:span text:style-name="T54">::</text:span><text:span text:style-name="T68">io</text:span>;</text:p>
      <text:p text:style-name="P89"/>
      <text:p text:style-name="P88"><text:span text:style-name="T52">fn</text:span> <text:span text:style-name="T66">main</text:span>() {</text:p>
      <text:p text:style-name="P26">    <text:span text:style-name="T23">println!</text:span><text:span text:style-name="T24">(</text:span><text:span text:style-name="T25">"Création d'une nouvelle tâche"</text:span><text:span text:style-name="T24">);</text:span></text:p>
      <text:p text:style-name="P26">    <text:span text:style-name="T23">println!</text:span><text:span text:style-name="T24">(</text:span><text:span text:style-name="T25">"Entrez le titre de la tâche :"</text:span><text:span text:style-name="T24">);</text:span></text:p>
      <text:p text:style-name="P30"/>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30"/>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lors de la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26">    </text:p>
      <text:p text:style-name="P26">    <text:span text:style-name="T84">if</text:span><text:span text:style-name="T24"> </text:span><text:span text:style-name="T26">titre</text:span><text:span text:style-name="T27">.</text:span><text:span text:style-name="T22">is_empty</text:span><text:span text:style-name="T24">() {</text:span></text:p>
      <text:p text:style-name="P26">        <text:span text:style-name="T23">println!</text:span><text:span text:style-name="T24">(</text:span><text:span text:style-name="T25">"❌ Erreur : Le titre ne peut pas être vide !"</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Tâche '</text:span><text:span text:style-name="T23">{}</text:span><text:span text:style-name="T25">' enregistrée avec succès !"</text:span><text:span text:style-name="T24">, </text:span><text:span text:style-name="T26">titre</text:span><text:span text:style-name="T24">);</text:span></text:p>
      <text:p text:style-name="P26">        <text:span text:style-name="T23">println!</text:span><text:span text:style-name="T24">(</text:span><text:span text:style-name="T25">"Voici la liste des tâches enregistrées : "</text:span><text:span text:style-name="T24">);</text:span></text:p>
      <text:p text:style-name="P26">        <text:span text:style-name="T23">println!</text:span><text:span text:style-name="T24">(</text:span><text:span text:style-name="T25">"1. </text:span><text:span text:style-name="T23">{}</text:span><text:span text:style-name="T25">"</text:span><text:span text:style-name="T24">, </text:span><text:span text:style-name="T26">titre</text:span><text:span text:style-name="T24">);</text:span></text:p>
      <text:p text:style-name="P26">    <text:span text:style-name="T24">}</text:span></text:p>
      <text:p text:style-name="P27">}</text:p>
      <text:p text:style-name="P89"/>
      <text:p text:style-name="P90">Premièrement on importe la bibliothèque </text:p>
      <text:p text:style-name="P90">Dans la variable « saisie », on crée une nouvelle chaîne de caractères vide. En Rust, on ne peut pas simplement recevoir le texte, il faut d’abord le mettre dans une sorte de bac dans lequel Rust viendra mettre les carctères rentrés par l’utilisateur.</text:p>
      <text:p text:style-name="P90"><text:soft-page-break/>La ligne io::stdin, c’est l’accès à ce que l’utilisateur écrit à l’aide de votre clavier, c’est une sorte de passerelle entre le programme et le terminal. Ensuite, on lit ce qu’écrit l’utilisateur, et on le stocke dans la variable « saisie »</text:p>
      <text:p text:style-name="P91">Ensuite, on stocke tout ça dans la variable titre, en nettoyant les espaces et les sauts de ligne indésirables grâce à .trim .</text:p>
      <text:p text:style-name="P90"/>
      <text:h text:style-name="P92" text:outline-level="2"><text:span text:style-name="Source_20_Text"><text:span text:style-name="T94">7</text:span></text:span><text:span text:style-name="Source_20_Text"><text:span text:style-name="T81"> </text:span></text:span><text:span text:style-name="Source_20_Text"><text:span text:style-name="T82">— </text:span></text:span><text:span text:style-name="Source_20_Text"><text:span text:style-name="T94">Struct et Impl</text:span></text:span></text:h>
      <text:p text:style-name="P93"><text:span text:style-name="Source_20_Text"><text:span text:style-name="T95">7.1. Définir la structure </text:span></text:span></text:p>
      <text:p text:style-name="P94"><text:span text:style-name="Source_20_Text"><text:span text:style-name="T96">En Rust, une </text:span></text:span><text:span text:style-name="Source_20_Text"><text:span text:style-name="T97">Struct</text:span></text:span><text:span text:style-name="Source_20_Text"><text:span text:style-name="T96"> est un type personnalisé qui permet de regrouper des données liées. Par exemple :</text:span></text:span></text:p>
      <text:p text:style-name="P94"><text:span text:style-name="Source_20_Text"><text:span text:style-name="T98">struct</text:span></text:span><text:span text:style-name="Source_20_Text"><text:span text:style-name="T99"> </text:span></text:span><text:span text:style-name="Source_20_Text"><text:span text:style-name="T100">Task</text:span></text:span><text:span text:style-name="Source_20_Text"><text:span text:style-name="T99"> {</text:span></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93"><text:span text:style-name="Source_20_Text"><text:span text:style-name="T101"/></text:span></text:p>
      <text:p text:style-name="P93"><text:span text:style-name="Source_20_Text"><text:span text:style-name="T95">7.2. <text:s/>Méthodes avec </text:span></text:span><text:span text:style-name="Source_20_Text"><text:span text:style-name="T102">impl</text:span></text:span></text:p>
      <text:p text:style-name="P93"><text:span text:style-name="T83">Le bloc </text:span><text:span text:style-name="Source_20_Text"><text:span text:style-name="T83">impl</text:span></text:span><text:span text:style-name="T83"> permet de définir des fonctions rattachées à la structure. On distingue deux types de fonctions :</text:span></text:p>
      <text:list text:style-name="L12">
        <text:list-item>
          <text:p text:style-name="P95"><text:span text:style-name="T103">Fonction associée (Constructeur) :</text:span><text:span text:style-name="T83"> Utilisée pour créer une nouvelle instance. Elle ne prend pas </text:span><text:span text:style-name="Source_20_Text"><text:span text:style-name="T83">self</text:span></text:span><text:span text:style-name="T83"> en paramètre.</text:span></text:p>
        </text:list-item>
        <text:list-item>
          <text:p text:style-name="P95"><text:span text:style-name="T103">Méthode :</text:span><text:span text:style-name="T83"> Utilisée sur une instance existante (ex: afficher, cocher). Elle utilise </text:span><text:span text:style-name="Source_20_Text"><text:span text:style-name="T83">&amp;self</text:span></text:span><text:span text:style-name="T83">.</text:span></text:p>
        </text:list-item>
      </text:list>
      <text:p text:style-name="P96"/>
      <text:p text:style-name="P97"><text:span text:style-name="Source_20_Text"><text:span text:style-name="T104">impl</text:span></text:span><text:span text:style-name="Source_20_Text"><text:span text:style-name="T105"> </text:span></text:span><text:span text:style-name="Source_20_Text"><text:span text:style-name="T106">Task</text:span></text:span><text:span text:style-name="Source_20_Text"><text:span text:style-name="T105"> {</text:span></text:span></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98"/>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X]"</text:span><text:span text:style-name="T24"> } </text:span><text:span text:style-name="T84">else</text:span><text:span text:style-name="T24"> { </text:span><text:span text:style-name="T25">"[ ]"</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id: </text:span><text:span text:style-name="T23">{}</text:span><text:span text:style-name="T25">)"</text:span><text:span text:style-name="T24">, </text:span><text:span text:style-name="T26">check</text:span><text:span text:style-name="T24">, </text:span><text:span text:style-name="T23">self</text:span><text:span text:style-name="T27">.</text:span><text:span text:style-name="T26">title</text:span><text:span text:style-name="T24">, </text:span><text:span text:style-name="T23">self</text:span><text:span text:style-name="T27">.</text:span><text:span text:style-name="T26">id</text:span><text:span text:style-name="T24">);</text:span></text:p>
      <text:p text:style-name="P26"><text:soft-page-break/>    <text:span text:style-name="T24">}</text:span></text:p>
      <text:p text:style-name="P27">}</text:p>
      <text:p text:style-name="P97"><text:span text:style-name="Source_20_Text"><text:span text:style-name="T107"/></text:span></text:p>
      <text:p text:style-name="P99"><text:span text:style-name="Source_20_Text"><text:span text:style-name="T108">Ici on utilise new pour créer une nouvelle instance de Task.</text:span></text:span></text:p>
      <text:p text:style-name="P99"><text:span text:style-name="Source_20_Text"><text:span text:style-name="T108">Et on utilise display pour que Task s’affiche lui-même.</text:span></text:span></text:p>
      <text:h text:style-name="P92" text:outline-level="2"><text:span text:style-name="Source_20_Text"><text:span text:style-name="T95">7.3. Struct Update Syntax</text:span></text:span></text:h>
      <text:p text:style-name="P100">C'est une syntaxe pour créer une nouvelle structure à partir d'une ancienne en ne changeant que quelques champs. On utilise l'opérateur .. <text:s text:c="2"/>.</text:p>
      <text:p text:style-name="P101"><text:span text:style-name="Source_20_Text"><text:span text:style-name="T109">fn</text:span></text:span><text:span text:style-name="Source_20_Text"><text:span text:style-name="T110"> </text:span></text:span><text:span text:style-name="Source_20_Text"><text:span text:style-name="T111">main</text:span></text:span><text:span text:style-name="Source_20_Text"><text:span text:style-name="T110">() {</text:span></text:span></text:p>
      <text:p text:style-name="P26">    <text:span text:style-name="T23">let</text:span><text:span text:style-name="T24"> </text:span><text:span text:style-name="T26">task1</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93">String</text:span><text:span text:style-name="T27">::</text:span><text:span text:style-name="T22">from</text:span><text:span text:style-name="T24">(</text:span><text:span text:style-name="T25">"Réviser le Rust"</text:span><text:span text:style-name="T24">));</text:span></text:p>
      <text:p text:style-name="P30"/>
      <text:p text:style-name="P27"><text:span text:style-name="T52">let</text:span> <text:span text:style-name="T67">task2</text:span> <text:span text:style-name="T54">=</text:span> <text:span text:style-name="T68">Task</text:span> {</text:p>
      <text:p text:style-name="P26">    <text:span text:style-name="T26">completed</text:span><text:span text:style-name="T27">:</text:span><text:span text:style-name="T24"> </text:span><text:span text:style-name="T23">true</text:span><text:span text:style-name="T24">,</text:span></text:p>
      <text:p text:style-name="P26">    <text:span text:style-name="T27">..</text:span><text:span text:style-name="T26">task1</text:span><text:span text:style-name="T24"> </text:span></text:p>
      <text:p text:style-name="P27">};</text:p>
      <text:p text:style-name="P27">}</text:p>
      <text:p text:style-name="P102"/>
      <text:p text:style-name="P103">Ici task1 n’est plus utilisable car son titre a été déplacé dans task2, à cause de l’ownership.</text:p>
      <text:p text:style-name="P104"><text:span text:style-name="Source_20_Text"><text:span text:style-name="T112"/></text:span></text:p>
      <text:h text:style-name="P105" text:outline-level="2"><text:span text:style-name="Source_20_Text"><text:span text:style-name="T95">7.</text:span></text:span><text:span text:style-name="Source_20_Text"><text:span text:style-name="T113">4</text:span></text:span><text:span text:style-name="Source_20_Text"><text:span text:style-name="T95">. </text:span></text:span><text:span text:style-name="Source_20_Text"><text:span text:style-name="T113">Liste simple en mémoire (v1)</text:span></text:span></text:h>
      <text:p text:style-name="P104"><text:span text:style-name="T83">On va maintenant stocker nos objets </text:span><text:span text:style-name="Source_20_Text"><text:span text:style-name="T83">Task</text:span></text:span><text:span text:style-name="T83"> dans un </text:span><text:span text:style-name="T103">Vecteur</text:span><text:span text:style-name="T83"> (</text:span><text:span text:style-name="Source_20_Text"><text:span text:style-name="T83">Vec&lt;T</text:span></text:span><text:span text:style-name="Source_20_Text"><text:span text:style-name="T114">ask</text:span></text:span><text:span text:style-name="Source_20_Text"><text:span text:style-name="T83">&gt;</text:span></text:span><text:span text:style-name="T83">). C'est un tableau dynamique qui peut grandir. </text:span></text:p>
      <text:p text:style-name="P101"><text:span text:style-name="Source_20_Text"><text:span text:style-name="T109">use</text:span></text:span><text:span text:style-name="Source_20_Text"><text:span text:style-name="T110"> </text:span></text:span><text:span text:style-name="Source_20_Text"><text:span text:style-name="T115">std</text:span></text:span><text:span text:style-name="Source_20_Text"><text:span text:style-name="T116">::</text:span></text:span><text:span text:style-name="Source_20_Text"><text:span text:style-name="T115">io</text:span></text:span><text:span text:style-name="Source_20_Text"><text:span text:style-name="T110">; </text:span></text:span></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soft-page-break/>}</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ou tapez 'quitter' pour voir la liste et <text:tab/>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7">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18">+=</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7">}</text:p>
      <text:p text:style-name="P104"><text:span text:style-name="Source_20_Text"><text:span text:style-name="T112"/></text:span></text:p>
      <text:p text:style-name="P106"><text:span text:style-name="Source_20_Text"><text:span text:style-name="T119">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text:p text:style-name="P106"><text:soft-page-break/><text:span text:style-name="Source_20_Text"><text:span text:style-name="T119"/></text:span></text:p>
      <text:h text:style-name="P3" text:outline-level="1">Module <text:span text:style-name="T1">2</text:span> : Ownership, Borrowing &amp; Lifetimes</text:h>
      <text:p text:style-name="P107"/>
      <text:p text:style-name="P108">8 <text:span text:style-name="Source_20_Text"><text:span text:style-name="T120">—</text:span></text:span> Stack vs Heap </text:p>
      <text:p text:style-name="P109">La Stack <text:span text:style-name="T1">(ou pile)</text:span> est une zone de mémoire organisée de manière stricte (LIFO : Dernier entré, premier sorti).</text:p>
      <text:list text:style-name="L13">
        <text:list-item>
          <text:p text:style-name="P110"><text:span text:style-name="T2">Données :</text:span> Uniquement des types dont la taille est <text:span text:style-name="T2">connue à l'avance</text:span> (<text:span text:style-name="T1">int</text:span>, bool <text:span text:style-name="T1">par exemple</text:span>).</text:p>
        </text:list-item>
        <text:list-item>
          <text:p text:style-name="P110"><text:span text:style-name="T2">Fonctionnement :</text:span> Le processeur ajoute ou retire des données au sommet de la pile. C'est ultra-rapide car il n'y a pas de recherche d'espace libre.</text:p>
        </text:list-item>
        <text:list-item>
          <text:p text:style-name="P110"><text:span text:style-name="T2">Durée de vie :</text:span> Automatique. Quand une fonction se termine, sa "pile" est nettoyée instantanément.</text:p>
        </text:list-item>
      </text:list>
      <text:p text:style-name="Text_20_body">La Heap est un grand espace mémoire "en vrac" pour les données qui peuvent grandir.</text:p>
      <text:list text:style-name="L14">
        <text:list-item>
          <text:p text:style-name="P111"><text:span text:style-name="T2">Données :</text:span> Types à <text:span text:style-name="T2">taille variable</text:span> (le texte d'une <text:span text:style-name="T1">String</text:span>, les éléments d'un <text:span text:style-name="T1">Vec</text:span>).</text:p>
        </text:list-item>
        <text:list-item>
          <text:p text:style-name="P111"><text:span text:style-name="T2">Fonctionnement :</text:span> Le programme demande au système <text:span text:style-name="T1">de lui trouver des octets libres</text:span>. Le système cherche, réserve la place et renvoie une <text:span text:style-name="T2">adresse </text:span><text:span text:style-name="T121">(un pointeur)</text:span><text:span text:style-name="T36">.</text:span></text:p>
        </text:list-item>
        <text:list-item>
          <text:p text:style-name="P111"><text:span text:style-name="T2">Durée de vie :</text:span> Gérée par l'<text:span text:style-name="T2">Ownership</text:span> en Rust. La mémoire est libérée dès que le propriétaire de l'adresse est détruit.</text:p>
        </text:list-item>
      </text:list>
      <text:p text:style-name="Text_20_body"/>
      <text:p text:style-name="P109"/>
      <text:p text:style-name="P112"><text:span text:style-name="Source_20_Text"><text:span text:style-name="T122">8.1. </text:span></text:span><text:span text:style-name="Source_20_Text"><text:span text:style-name="T123">String vs &amp;str </text:span></text:span></text:p>
      <text:p text:style-name="P113">C'est la conséquence directe du point précédent :</text:p>
      <text:list text:style-name="L15">
        <text:list-item>
          <text:p text:style-name="P114"><text:span text:style-name="Source_20_Text"><text:span text:style-name="T124">String</text:span></text:span><text:span text:style-name="T124"> (sur la Heap) : C'est le texte dont on est propriétaire. On peut le modifier, l'agrandir, le supprimer. C'est ce qu'on utilise dans notre </text:span><text:span text:style-name="Source_20_Text"><text:span text:style-name="T124">struct Task</text:span></text:span><text:span text:style-name="T124">.</text:span></text:p>
        </text:list-item>
        <text:list-item>
          <text:p text:style-name="P114"><text:span text:style-name="Source_20_Text"><text:span text:style-name="T124">&amp;str</text:span></text:span><text:span text:style-name="T124"> (sur la Stack) : C'est juste une vue ou un "pointeur" vers du texte. </text:span><text:span text:style-name="T125">On peut la lire mais pas la changer.</text:span></text:p>
          <text:p text:style-name="P115"/>
        </text:list-item>
      </text:list>
      <text:p text:style-name="P116"><text:span text:style-name="Source_20_Text"><text:span text:style-name="T122">8.</text:span></text:span><text:span text:style-name="Source_20_Text"><text:span text:style-name="T126">2</text:span></text:span><text:span text:style-name="Source_20_Text"><text:span text:style-name="T122">. </text:span></text:span><text:span text:style-name="Source_20_Text"><text:span text:style-name="T126">Move Semantics</text:span></text:span></text:p>
      <text:p text:style-name="P116"><text:span text:style-name="Source_20_Text"><text:span text:style-name="T127">Le </text:span></text:span><text:span text:style-name="Source_20_Text"><text:span text:style-name="T128">Move Semantics</text:span></text:span><text:span text:style-name="Source_20_Text"><text:span text:style-name="T127">, c'est ce qui se passe concrètement dans la mémoire (la RAM) :</text:span></text:span></text:p>
      <text:list text:style-name="L16">
        <text:list-item>
          <text:p text:style-name="P117"><text:span text:style-name="T2">C'est une copie superficielle (Shallow Copy) :</text:span> Rust copie uniquement les données qui sont sur la <text:span text:style-name="T2">Stack</text:span> (le pointeur, la longueur, la capacité).</text:p>
        </text:list-item>
        <text:list-item>
          <text:p text:style-name="P117"><text:soft-page-break/><text:span text:style-name="T2">Pas de copie sur la Heap :</text:span> Le contenu (le texte "Maîtriser le Rust") ne bouge pas d'un millimètre dans la mémoire.</text:p>
        </text:list-item>
        <text:list-item>
          <text:p text:style-name="P117"><text:span text:style-name="T2">Invalidation :</text:span> Rust considère que l'ancienne variable sur la Stack est désormais "non initialisée".</text:p>
        </text:list-item>
      </text:list>
      <text:p text:style-name="P118">A ne pas confondre avec le transfert d’Ownership, qui se définit seulement par « l’objet A n’appartient plus à x mais à y, donc on ne peut plus appeler x car il n’a plus la propriété de A », c’est la règle logique, le Move Semantics c’est le mécanisme physique, qui agit directement sur la RAM.</text:p>
      <text:p text:style-name="P118"/>
      <text:p text:style-name="P119"><text:span text:style-name="Source_20_Text"><text:span text:style-name="T123">8.2. </text:span></text:span><text:span text:style-name="Source_20_Text"><text:span text:style-name="T129">Problème d’Ownership</text:span></text:span></text:p>
      <text:p text:style-name="P120">Changez le code à l’intérieur de ce if. Que se passe-t-il ?</text:p>
      <text:p text:style-name="P121"><text:span text:style-name="Source_20_Text"><text:span text:style-name="T130">if</text:span></text:span><text:span text:style-name="Source_20_Text"><text:span text:style-name="T131"> </text:span></text:span><text:span text:style-name="Source_20_Text"><text:span text:style-name="T132">!</text:span></text:span><text:span text:style-name="Source_20_Text"><text:span text:style-name="T133">titre</text:span></text:span><text:span text:style-name="Source_20_Text"><text:span text:style-name="T132">.</text:span></text:span><text:span text:style-name="Source_20_Text"><text:span text:style-name="T134">is_empty</text:span></text:span><text:span text:style-name="Source_20_Text"><text:span text:style-name="T131">() {</text:span></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26">titre</text:span><text:span text:style-name="T27">.</text:span><text:span text:style-name="T22">to_string</text:span><text:span text:style-name="T24">();</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4">);</text:span></text:p>
      <text:p text:style-name="P26">            <text:span text:style-name="T65">list</text:span><text:span text:style-name="T27">.</text:span><text:span text:style-name="T117">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text:span><text:span text:style-name="T23">{}</text:span><text:span text:style-name="T25"> ajoutée !"</text:span><text:span text:style-name="T24">, </text:span><text:span text:style-name="T26">titre</text:span><text:span text:style-name="T24">);</text:span></text:p>
      <text:p text:style-name="P26">            <text:span text:style-name="T65">id</text:span><text:span text:style-name="T24"> </text:span><text:span text:style-name="T118">+=</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116"><text:span text:style-name="Source_20_Text"><text:span text:style-name="T127"/></text:span></text:p>
      <text:p text:style-name="P119"><text:span text:style-name="Source_20_Text"><text:span text:style-name="T135">(Réponse : Problème de compilation, lorsqu’on crée une nouvelle instance de Task, on donne aussi la propriété de la variable. La variable titre est donc non initialisée et ne peut plus être appelée car elle appartient à « quelqu’un » d’autr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04T10:54:04.108061700</dc:date>
    <meta:editing-duration>PT5H55M32S</meta:editing-duration>
    <meta:editing-cycles>26</meta:editing-cycles>
    <meta:generator>LibreOffice/25.2.7.2$Windows_X86_64 LibreOffice_project/5cbfd1ab6520636bb5f7b99185aa69bd7456825d</meta:generator>
    <meta:document-statistic meta:table-count="0" meta:image-count="0" meta:object-count="0" meta:page-count="15" meta:paragraph-count="369" meta:word-count="3232" meta:character-count="19728" meta:non-whitespace-character-count="15938"/>
  </office:meta>
</office:document-meta>
</file>